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paragraph-properties fo:keep-together="always" fo:keep-with-next="always"/>
      <style:text-properties fo:font-size="13.5pt" fo:language="none" fo:country="none" fo:font-weight="bold" style:font-size-asian="13.5pt" style:language-asian="none" style:country-asian="none" style:font-weight-asian="bold" style:font-size-complex="13.5pt"/>
    </style:style>
    <style:style style:name="P3" style:family="paragraph" style:parent-style-name="Standard">
      <style:paragraph-properties fo:margin-left="1.501cm" fo:margin-right="0cm" fo:keep-together="always" fo:text-indent="0cm" style:auto-text-indent="false" fo:keep-with-next="always"/>
      <style:text-properties fo:font-size="11.5pt" style:font-size-asian="11.5pt" style:font-size-complex="11.5pt"/>
    </style:style>
    <style:style style:name="P4" style:family="paragraph" style:parent-style-name="Standard">
      <style:paragraph-properties fo:margin-left="1.501cm" fo:margin-right="0cm" fo:keep-together="always" fo:text-indent="-1.501cm" style:auto-text-indent="false" fo:keep-with-next="always"/>
    </style:style>
    <style:style style:name="P5" style:family="paragraph" style:parent-style-name="Standard">
      <style:paragraph-properties fo:margin-left="1.501cm" fo:margin-right="0cm" fo:keep-together="always" fo:text-indent="-1.501cm" style:auto-text-indent="false" fo:keep-with-next="always"/>
      <style:text-properties fo:font-size="13.5pt" fo:language="none" fo:country="none" fo:font-weight="bold" style:font-size-asian="13.5pt" style:language-asian="none" style:country-asian="none" style:font-weight-asian="bold" style:font-size-complex="13.5pt"/>
    </style:style>
    <style:style style:name="P6" style:family="paragraph" style:parent-style-name="Standard">
      <style:paragraph-properties fo:margin-left="1.501cm" fo:margin-right="0cm" fo:text-indent="-1.501cm" style:auto-text-indent="false"/>
      <style:text-properties fo:font-size="11.5pt" style:font-size-asian="11.5pt" style:font-size-complex="11.5pt"/>
    </style:style>
    <style:style style:name="P7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</style:style>
    <style:style style:name="P8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3.5pt" style:font-size-asian="13.5pt" style:font-size-complex="13.5pt"/>
    </style:style>
    <style:style style:name="P9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1.5pt" fo:language="none" fo:country="none" style:font-size-asian="11.5pt" style:language-asian="none" style:country-asian="none" style:font-size-complex="11.5pt"/>
    </style:style>
    <style:style style:name="P10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1.5pt" fo:language="none" fo:country="none" fo:font-weight="bold" style:font-size-asian="11.5pt" style:language-asian="none" style:country-asian="none" style:font-weight-asian="bold" style:font-size-complex="11.5pt"/>
    </style:style>
    <style:style style:name="P11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language="none" fo:country="none" style:language-asian="none" style:country-asian="none"/>
    </style:style>
    <style:style style:name="P12" style:family="paragraph" style:parent-style-name="Standard" style:master-page-name="Standard">
      <style:paragraph-properties fo:margin-left="1.501cm" fo:margin-right="0cm" fo:keep-together="always" fo:text-indent="-1.501cm" style:auto-text-indent="false" style:page-number="auto" fo:keep-with-next="always"/>
      <style:text-properties fo:font-size="13.5pt" fo:language="none" fo:country="none" fo:font-weight="bold" style:font-size-asian="13.5pt" style:language-asian="none" style:country-asian="none" style:font-weight-asian="bold" style:font-size-complex="13.5pt"/>
    </style:style>
    <style:style style:name="P13" style:family="paragraph" style:parent-style-name="Standard">
      <style:paragraph-properties fo:margin-left="1.501cm" fo:margin-right="0cm" fo:keep-together="always" fo:text-indent="-1cm" style:auto-text-indent="false" fo:keep-with-next="always"/>
    </style:style>
    <style:style style:name="P14" style:family="paragraph" style:parent-style-name="Standard">
      <style:paragraph-properties fo:margin-left="1.501cm" fo:margin-right="0cm" fo:keep-together="always" fo:text-indent="-1cm" style:auto-text-indent="false" fo:keep-with-next="always"/>
      <style:text-properties fo:font-size="11.5pt" style:font-size-asian="11.5pt" style:font-size-complex="11.5pt"/>
    </style:style>
    <style:style style:name="P15" style:family="paragraph" style:parent-style-name="Standard">
      <style:paragraph-properties fo:margin-left="1.501cm" fo:margin-right="0cm" fo:keep-together="always" fo:text-indent="-1cm" style:auto-text-indent="false" fo:keep-with-next="always"/>
      <style:text-properties fo:font-size="11.5pt" fo:language="none" fo:country="none" style:font-size-asian="11.5pt" style:language-asian="none" style:country-asian="none" style:font-size-complex="11.5pt"/>
    </style:style>
    <style:style style:name="P16" style:family="paragraph" style:parent-style-name="Standard">
      <style:paragraph-properties fo:margin-left="1.501cm" fo:margin-right="0cm" fo:keep-together="always" fo:text-indent="-1cm" style:auto-text-indent="false" fo:keep-with-next="always">
        <style:tab-stops>
          <style:tab-stop style:position="0cm"/>
        </style:tab-stops>
      </style:paragraph-properties>
      <style:text-properties fo:font-size="11.5pt" fo:language="none" fo:country="none" style:font-size-asian="11.5pt" style:language-asian="none" style:country-asian="none" style:font-size-complex="11.5pt"/>
    </style:style>
    <style:style style:name="P17" style:family="paragraph" style:parent-style-name="Standard">
      <style:paragraph-properties fo:margin-left="1.501cm" fo:margin-right="0cm" fo:keep-together="always" fo:text-indent="-1cm" style:auto-text-indent="false" fo:keep-with-next="always"/>
      <style:text-properties fo:language="none" fo:country="none" style:language-asian="none" style:country-asian="none"/>
    </style:style>
    <style:style style:name="P18" style:family="paragraph" style:parent-style-name="Standard">
      <style:paragraph-properties fo:keep-together="always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3.5pt" style:font-size-asian="13.5pt" style:font-size-complex="13.5pt"/>
    </style:style>
    <style:style style:name="P19" style:family="paragraph" style:parent-style-name="Standard">
      <style:paragraph-properties fo:keep-together="always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1.5pt" fo:language="none" fo:country="none" style:font-size-asian="11.5pt" style:language-asian="none" style:country-asian="none" style:font-size-complex="11.5pt"/>
    </style:style>
    <style:style style:name="P20" style:family="paragraph" style:parent-style-name="Header">
      <style:paragraph-properties fo:text-align="center" style:justify-single-word="false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fo:language="none" fo:country="none" fo:font-weight="bold" style:font-size-asian="11.5pt" style:language-asian="none" style:country-asian="none" style:font-weight-asian="bold" style:font-size-complex="11.5pt"/>
    </style:style>
    <style:style style:name="T3" style:family="text">
      <style:text-properties fo:font-size="11.5pt" fo:language="none" fo:country="none" fo:font-style="italic" style:font-size-asian="11.5pt" style:language-asian="none" style:country-asian="none" style:font-style-asian="italic" style:font-size-complex="11.5pt"/>
    </style:style>
    <style:style style:name="T4" style:family="text">
      <style:text-properties fo:font-size="11.5pt" fo:language="none" fo:country="none" style:font-size-asian="11.5pt" style:language-asian="none" style:country-asian="none" style:font-size-complex="11.5pt"/>
    </style:style>
    <style:style style:name="T5" style:family="text">
      <style:text-properties fo:font-size="11.5pt" fo:language="none" fo:country="none" style:font-size-asian="11.5pt" style:language-asian="none" style:country-asian="none" style:font-size-complex="11.5pt" style:font-weight-complex="bold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fo:font-weight="bold" style:font-weight-asian="bold" style:font-size-complex="13.5pt" style:font-weight-complex="bold"/>
    </style:style>
    <style:style style:name="T8" style:family="text">
      <style:text-properties fo:language="none" fo:country="none" fo:font-weight="bold" style:language-asian="none" style:country-asian="none" style:font-weight-asian="bold"/>
    </style:style>
    <style:style style:name="T9" style:family="text">
      <style:text-properties fo:font-size="13.5pt" style:font-size-asian="13.5pt" style:font-size-complex="13.5pt"/>
    </style:style>
    <style:style style:name="T10" style:family="text">
      <style:text-properties fo:font-size="13.5pt" fo:language="none" fo:country="none" fo:font-weight="bold" style:font-size-asian="13.5pt" style:language-asian="none" style:country-asian="none" style:font-weight-asian="bold" style:font-size-complex="13.5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size-complex="14pt"/>
    </style:style>
    <style:style style:name="T13" style:family="text">
      <style:text-properties fo:font-size="9.5pt" fo:language="nb" fo:country="NO" fo:font-style="italic" style:font-size-asian="9.5pt" style:font-style-asian="italic" style:font-size-complex="9.5pt"/>
    </style:style>
    <style:style style:name="T14" style:family="text">
      <style:text-properties fo:font-size="9.5pt" fo:language="nb" fo:country="NO" style:font-size-asian="9.5pt" style:font-size-complex="9.5pt"/>
    </style:style>
    <style:style style:name="T15" style:family="text">
      <style:text-properties fo:font-size="9.5pt" style:font-size-asian="9.5pt" style:font-size-complex="9.5pt"/>
    </style:style>
    <style:style style:name="T16" style:family="text">
      <style:text-properties fo:language="nb" fo:country="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cn</text:p>
      <text:p text:style-name="P4"><text:span text:style-name="T1">nb<text:tab/></text:span><text:span text:style-name="T2">aksjeleilighet &lt;GRAM c&gt;; &lt;STE&gt; leilighet</text:span></text:p>
      <text:p text:style-name="P15">nbDEF leilighet i et boligaksjeselskap, der leieretten er knyttet til en eller flere aksjer i selskapet</text:p>
      <text:p text:style-name="P15">nbMRKN Aksjonærene i boligaksjeselskapet har rett, og ofte plikt, til å leie leilighet i den bygningen som selskapet eier.</text:p>
      <text:p text:style-name="P4"><text:span text:style-name="T1">klass<text:tab/></text:span><text:span text:style-name="T3">bolig</text:span></text:p>
      <text:p text:style-name="P7"><text:span text:style-name="T9">smi →<text:tab/></text:span><text:span text:style-name="T2">aaksjagåetieluhpie &lt;GRAM c&gt;; &lt;STE&gt; gåetieluhpie</text:span></text:p>
      <text:p text:style-name="P7"><text:span text:style-name="T2"><text:tab/></text:span><text:span text:style-name="T4">nbDEF gåetieluhpie gåetieaaksjatjiertesne, jih leejemereakta lea aktese jallh jeenjebide aaksjide veadtasovveme.</text:span></text:p>
      <text:p text:style-name="P7"><text:span text:style-name="T4"><text:tab/>NbMRKN Aaksjatjierten aaksja-aajhteri leah reaktah, damhtaj tjoeverieh, gåetieluhpiem leejjedh aaksjatjierten gåetesne. </text:span></text:p>
      <text:p text:style-name="P5">acu</text:p>
      <text:p text:style-name="P4"><text:span text:style-name="T1">nb<text:tab/></text:span><text:span text:style-name="T2">aksjonær &lt;GRAM m&gt;</text:span></text:p>
      <text:p text:style-name="P15">nbDEF person som eier en eller flere aksjer i et aksjeselskap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aaksjije/aaksja-aajhtere &lt;GRAM m&gt;</text:span></text:p>
      <text:p text:style-name="P7"><text:span text:style-name="T9"><text:tab/></text:span><text:span text:style-name="T4">nbDEF almetje mij aaksjam åtna akten vuj jeenjebh aaksja-tjiertine.</text:span></text:p>
      <text:p text:style-name="P5">afc</text:p>
      <text:p text:style-name="P4"><text:span text:style-name="T1">nb<text:tab/></text:span><text:span text:style-name="T2">anbud &lt;GRAM n&gt;; &lt;SY&gt; pristilbud &lt;GRAM n&gt;</text:span></text:p>
      <text:p text:style-name="P15">nbDEF skriftlig tilbud om å utføre et arbeid eller levere en vare mot en viss betaling</text:p>
      <text:p text:style-name="P4"><text:span text:style-name="T1">klass<text:tab/></text:span><text:span text:style-name="T3">arbeid bolig</text:span></text:p>
      <text:p text:style-name="P7"><text:span text:style-name="T9">smi →<text:tab/></text:span><text:span text:style-name="T2">doekemefaalaldahke &lt;GRAM n&gt;; &lt;SY&gt; åasafaalaldahke &lt;GRAM n&gt;</text:span></text:p>
      <text:p text:style-name="P7"><text:span text:style-name="T2"><text:tab/></text:span><text:span text:style-name="T4">nbDEF tjaaleldh faalaldahkem mij dåajvohte barkoem vuj daeverem buektedh vihtiestamme maaksoen åvteste.</text:span></text:p>
      <text:p text:style-name="P5">afd</text:p>
      <text:p text:style-name="P4"><text:span text:style-name="T1">nb<text:tab/></text:span><text:span text:style-name="T2">andel &lt;GRAM m&gt;</text:span></text:p>
      <text:p text:style-name="P15">nbDEF del av noe</text:p>
      <text:p text:style-name="P4"><text:span text:style-name="T1">klass<text:tab/></text:span><text:span text:style-name="T3">bolig</text:span></text:p>
      <text:p text:style-name="P7"><text:span text:style-name="T9">smi →<text:tab/></text:span><text:span text:style-name="T2">åesie &lt;GRAM m&gt;</text:span></text:p>
      <text:p text:style-name="P7"><text:span text:style-name="T2"><text:tab/></text:span><text:span text:style-name="T4">nbDEF biehkiem mij joem stuerebistie</text:span></text:p>
      <text:p text:style-name="P5"><text:soft-page-break/>aff</text:p>
      <text:p text:style-name="P4"><text:span text:style-name="T1">nb<text:tab/></text:span><text:span text:style-name="T2">andelsbevis &lt;GRAM n&gt;; &lt;SY&gt; andelsbrev &lt;GRAM n&gt;; &lt;STE&gt; bevis</text:span></text:p>
      <text:p text:style-name="P13"><text:span text:style-name="T4">nbDEF dokument som bekrefter at en har andel i noe, f.eks. et borettslag; jf. leilighetsdokument, aksjebrev</text:span></text:p>
      <text:p text:style-name="P4"><text:span text:style-name="T1">klass<text:tab/></text:span><text:span text:style-name="T3">bolig finans</text:span></text:p>
      <text:p text:style-name="P7"><text:span text:style-name="T9">smi →<text:tab/></text:span><text:span text:style-name="T2">åesievihtesjimmie &lt;GRAM n&gt;; &lt;SY&gt; åesieprieviem &lt;GRAM n&gt;; &lt;STE&gt; vihtesjimmie</text:span></text:p>
      <text:p text:style-name="P7"><text:span text:style-name="T2"><text:tab/></text:span><text:span text:style-name="T4">nbDEF tjaalege mij vihnesje dov lea åesiem mesnie joem, v.g. årromereaktasijtesne; vd. gåetieluhpietjaalege, aaksjaprievie</text:span></text:p>
      <text:p text:style-name="P5">afg</text:p>
      <text:p text:style-name="P4"><text:span text:style-name="T1">nb<text:tab/></text:span><text:span text:style-name="T2">andelseier &lt;GRAM m&gt;</text:span></text:p>
      <text:p text:style-name="P15">nbDEF 1: person som eier en andel i f.eks. et andelslag</text:p>
      <text:p text:style-name="P15">nbDEF 2: ved bolig: medlem i et frittstående borettslag eller et borettslag som er tilknyttet et boligbyggelag; jf. borettshav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åesieaajhtere &lt;GRAM m&gt;</text:span></text:p>
      <text:p text:style-name="P13"><text:span text:style-name="T9"><text:tab/></text:span><text:span text:style-name="T4">nbDEF 1: almetje man lea åesiem v.g. åesietjiertesne</text:span></text:p>
      <text:p text:style-name="P13"><text:span text:style-name="T9"><text:tab/></text:span><text:span text:style-name="T4">nbDEF 2: jis veasoe: lihtsege sjiere årromereaktasijtesne vuj årromereaktasijte gåetiebigkemetjiertese veadtasovveme; vd. årromereaktaguedtije </text:span></text:p>
      <text:p text:style-name="P8"/>
      <text:p text:style-name="P5">afh</text:p>
      <text:p text:style-name="P4"><text:span text:style-name="T1">nb<text:tab/></text:span><text:span text:style-name="T2">andelslag &lt;GRAM n&gt;</text:span></text:p>
      <text:p text:style-name="P13"><text:span text:style-name="T4">nbDEF økonomisk foretak med vekslende kapital og antall medlemmer, der kapitalen er fordelt på andeler av en bestemt størrelse</text:span></text:p>
      <text:p text:style-name="P15">nbMRKN I et andelslag kan hver deltaker bare eie en andel.</text:p>
      <text:p text:style-name="P4"><text:span text:style-name="T1">klass<text:tab/></text:span><text:span text:style-name="T3">bolig finans</text:span></text:p>
      <text:p text:style-name="P7"><text:span text:style-name="T9">smi →<text:tab/></text:span><text:span text:style-name="T2">åesietjierte &lt;GRAM n&gt;</text:span></text:p>
      <text:p text:style-name="P13"><text:span text:style-name="T2"><text:tab/></text:span><text:span text:style-name="T4">nbDEF ealamadtje råajvarimmiem gusnie molsestalleminie beetnehvierhtieh jih lihtsegelåhkoe, jih beetnegidie leah åvtesmoeneme åesine vihtiestamme</text:span></text:p>
      <text:p text:style-name="P9">nbMRKN åesietjiertesne fiereguhte åådtje ajve akte åesiem eekedh.</text:p>
      <text:p text:style-name="P10"/>
      <text:p text:style-name="P10"/>
      <text:p text:style-name="P3"><text:soft-page-break/></text:p>
      <text:p text:style-name="P15"/>
      <text:p text:style-name="P2">afi</text:p>
      <text:p text:style-name="P4"><text:span text:style-name="T1">nb<text:tab/></text:span><text:span text:style-name="T2">andelsobligasjon &lt;GRAM m&gt;; &lt;STE&gt; obligasjon</text:span></text:p>
      <text:p text:style-name="P15">nbDEF obligasjon som lyder på innskuddet i et andelslag, f.eks. i et borettslag; jf. pantobligasjon, partialobligasjon</text:p>
      <text:p text:style-name="P4"><text:span text:style-name="T1">klass<text:tab/></text:span><text:span text:style-name="T3">bolig finans</text:span></text:p>
      <text:p text:style-name="P7"><text:span text:style-name="T9">smi →<text:tab/></text:span><text:span text:style-name="T2">åesieobligasjovne&lt;GRAM m&gt;; &lt;STE&gt; obligasjon</text:span></text:p>
      <text:p text:style-name="P7"><text:span text:style-name="T2"><text:tab/></text:span><text:span text:style-name="T4">nbDEF obligasjovne mij muana vierhtiej ståaroem åesietjiertesne, v.g. årromereaktasijtesne; vd. viedtemeobligasjovne, partiaaleobligasjovne </text:span></text:p>
      <text:p text:style-name="P8"/>
      <text:p text:style-name="P5">anu</text:p>
      <text:p text:style-name="P4"><text:span text:style-name="T1">nb<text:tab/></text:span><text:span text:style-name="T2">atkomstdokument &lt;GRAM n&gt;; &lt;FRTE&gt; adkomstdokument; &lt;STE&gt; dokument</text:span></text:p>
      <text:p text:style-name="P15">nbDEF dokument som viser at en person har berettiget krav på noe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luhpievihtiestimmiem &lt;GRAM n&gt;; &lt;STE&gt; vihtiestimmie</text:span><text:span text:style-name="T11"> </text:span><text:span text:style-name="T12">tjaatsegh=skriftstykke, dokument</text:span></text:p>
      <text:p text:style-name="P15">nbDEF vihtiestimmiem mij vuesehte almetjen reaktah misse joem</text:p>
      <text:p text:style-name="P18"/>
      <text:p text:style-name="P5">aqh</text:p>
      <text:p text:style-name="P4"><text:span text:style-name="T1">nb<text:tab/></text:span><text:span text:style-name="T2">avløp &lt;GRAM n&gt;</text:span></text:p>
      <text:p text:style-name="P15">nbDEF sted der væske har mulighet til å renne unna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alkehtimmie &lt;GRAM n&gt; </text:span></text:p>
      <text:p text:style-name="P15">nbDEF sijjie gogka åådtje galkedh</text:p>
      <text:p text:style-name="P8"/>
      <text:p text:style-name="P5">aqi</text:p>
      <text:p text:style-name="P4"><text:span text:style-name="T1">nb<text:tab/></text:span><text:span text:style-name="T2">avløpsrør &lt;GRAM n&gt;</text:span></text:p>
      <text:p text:style-name="P15">nbDEF rør for avløpsvann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alkehtimmiegirse &lt;GRAM n&gt; </text:span><text:span text:style-name="T12">åerie/rør</text:span></text:p>
      <text:p text:style-name="P13"><text:span text:style-name="T4">nbDEF girse galkedimmietjaatsan</text:span></text:p>
      <text:p text:style-name="P8"/>
      <text:p text:style-name="P5"><text:soft-page-break/>avb</text:p>
      <text:p text:style-name="P4"><text:span text:style-name="T1">nb<text:tab/></text:span><text:span text:style-name="T2">bebo &lt;GRAM v&gt;</text:span></text:p>
      <text:p text:style-name="P15">nbDEF bruke som bolig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årrodh &lt;GRAM v&gt;</text:span></text:p>
      <text:p text:style-name="P19">nbDEF gåetine utnedh</text:p>
      <text:p text:style-name="P5">avo</text:p>
      <text:p text:style-name="P4"><text:span text:style-name="T1">nb<text:tab/></text:span><text:span text:style-name="T2">befaring &lt;GRAM c&gt;</text:span></text:p>
      <text:p text:style-name="P15">nbDEF inspeksjon på et sted, særlig foretatt av representanter for myndighetene eller de ulike partene i en sak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vååksjeme &lt;GRAM c&gt; /giehtjedimmie</text:span></text:p>
      <text:p text:style-name="P15">nbDEF sijjem giehtjedidh, eeremes byjjesfaamohki almetjh jallh joekehth aamhtsebieliej gaskemsh</text:p>
      <text:p text:style-name="P8"/>
      <text:p text:style-name="P5">ayc</text:p>
      <text:p text:style-name="P4"><text:span text:style-name="T1">nb<text:tab/></text:span><text:span text:style-name="T2">besiktigelse &lt;GRAM m&gt;; &lt;STE&gt; inspeksjon</text:span></text:p>
      <text:p text:style-name="P15">nbDEF grundig synfaring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iehtjedimmie &lt;GRAM m&gt;; &lt;STE&gt; </text:span></text:p>
      <text:p text:style-name="P9">nbDEF eensi vuartasjidh</text:p>
      <text:p text:style-name="P5">kvk</text:p>
      <text:p text:style-name="P4"><text:span text:style-name="T1">nb<text:tab/></text:span><text:span text:style-name="T2">besitte &lt;GRAM v&gt;</text:span></text:p>
      <text:p text:style-name="P15">nbDEF ha faktisk herredømme over en ting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utnedh &lt;GRAM v&gt;</text:span></text:p>
      <text:p text:style-name="P9">nbDEF utnedh gaevniem mij lea dov</text:p>
      <text:p text:style-name="P5"><text:soft-page-break/>bdy</text:p>
      <text:p text:style-name="P4"><text:span text:style-name="T1">nb<text:tab/></text:span><text:span text:style-name="T2">blokk &lt;GRAM c&gt;</text:span></text:p>
      <text:p text:style-name="P13"><text:span text:style-name="T4">nbDEF murhus som har mer enn fire boenheter, og der det er flere boenheter om samme inngang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plaassaveasoe &lt;GRAM c&gt;</text:span></text:p>
      <text:p text:style-name="P15">nbDEF gåetie mij gierkiejgujmie bigkeme jih gusnie jijnjebh nieljie gåetieluhpijste. Jijnjh gåetieluhpide seamma ålkoeokse jih kåava.</text:p>
      <text:p text:style-name="P18"/>
      <text:p text:style-name="P5">kqq</text:p>
      <text:p text:style-name="P4"><text:span text:style-name="T1">nb<text:tab/></text:span><text:span text:style-name="T2">bod &lt;GRAM m&gt;; &lt;STE&gt; loftsbod; &lt;STE&gt; kjellerbod</text:span></text:p>
      <text:p text:style-name="P15">nbDEF lite rom til å oppbevare mat, utstyr o.a. i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dalhketjasse/skåape/buvrie &lt;GRAM m&gt;; &lt;STE&gt; laptedalhketjasse/-skåape/-buvrie; &lt;STE&gt; tjealleredalhketjasse/-skåape/-buvrie</text:span></text:p>
      <text:p text:style-name="P13"><text:span text:style-name="T4">nbDEF onne tjiehtjele gokgka beapmoe, daalhketjh j.j. biejedh</text:span></text:p>
      <text:p text:style-name="P8"/>
      <text:p text:style-name="P5">knt</text:p>
      <text:p text:style-name="P4"><text:span text:style-name="T1">nb<text:tab/></text:span><text:span text:style-name="T2">bolig &lt;GRAM m&gt;</text:span></text:p>
      <text:p text:style-name="P15">nbDEF husvære som brukes som fast oppholdssted for mennesk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 &lt;GRAM m&gt;</text:span></text:p>
      <text:p text:style-name="P16">nbDEF veasoe gusnie almetjh leah årroeminie</text:p>
      <text:p text:style-name="P8"/>
      <text:p text:style-name="P5">bet</text:p>
      <text:p text:style-name="P4"><text:span text:style-name="T1">nb<text:tab/></text:span><text:span text:style-name="T2">boligaksjeselskap &lt;GRAM n&gt;; &lt;STE&gt; aksjeselskap</text:span></text:p>
      <text:p text:style-name="P13"><text:span text:style-name="T4">nbDEF boligselskap som er organisert som et aksjeselskap</text:span></text:p>
      <text:p text:style-name="P15">nbMRKN Boligaksjeselskapenes drift og organisasjon er regulert i aksjeloven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aaksjatjierte &lt;GRAM n&gt;; &lt;STE&gt; aaksjatjierte</text:span></text:p>
      <text:p text:style-name="P15">nbDEF gåetietjierte mij lea aaksjatjiertine reereme</text:p>
      <text:p text:style-name="P7"><text:span text:style-name="T4">nbMRKN gåetieaaksjatjierti giehtelimmiem jih juhtiehtimmiem leah aaksjalaaken nuelesne.</text:span></text:p>
      <text:p text:style-name="P5"><text:soft-page-break/>beu</text:p>
      <text:p text:style-name="P4"><text:span text:style-name="T1">nb<text:tab/></text:span><text:span text:style-name="T2">boligbyggelag &lt;GRAM n&gt;</text:span></text:p>
      <text:p text:style-name="P15">nbDEF organisasjon som har til formål å bygge og forvalte boliger for medlemmene sine</text:p>
      <text:p text:style-name="P15">nbMRKN Et boligbyggelag kan være knyttet til et borettslag eller stå for byggingen selv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bigkemetjierte &lt;GRAM n&gt;</text:span></text:p>
      <text:p text:style-name="P15">nbDEF åårganisasjovne man ulmie lea gåetieh bigkedh jih reeredh altese lihtsegi gaavhtan</text:p>
      <text:p text:style-name="P9">nbMRKN gåetiebigkemetjierte maahta årromereaktasijtese veadtasovveme, jallh aaj namhtegh bigkemem reeredh.</text:p>
      <text:p text:style-name="P5">bew</text:p>
      <text:p text:style-name="P4"><text:span text:style-name="T1">nb<text:tab/></text:span><text:span text:style-name="T2">boligeiendom &lt;GRAM m&gt;; &lt;STE&gt; eiendom</text:span></text:p>
      <text:p text:style-name="P15">nbDEF del av fast eiendom som består av bolig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-eeke &lt;GRAM m&gt;; &lt;STE&gt; eeke</text:span></text:p>
      <text:p text:style-name="P9">nbDEF biehkiem vihtiestamme eekeste mij lea veasoe</text:p>
      <text:p text:style-name="P5">bex</text:p>
      <text:p text:style-name="P4"><text:span text:style-name="T1">nb<text:tab/></text:span><text:span text:style-name="T2">boligkontor &lt;GRAM n&gt;; &lt;STE&gt; boligetatens kontor</text:span></text:p>
      <text:p text:style-name="P13"><text:span text:style-name="T4">nbDEF kommunalt kontor som arbeider med boligformidling til vanskeligstilte</text:span></text:p>
      <text:p text:style-name="P15">nbMRKN I Oslo sorterer dette kontoret under boligetatens kontor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kontovre &lt;GRAM n&gt;; &lt;STE&gt; gåetie-eetaaten kontovre</text:span></text:p>
      <text:p text:style-name="P13"><text:span text:style-name="T4">nbDEF tjieltekontovre mij lea barkeminie gåetieluhpieh vellie-almetjide øørnedh</text:span></text:p>
      <text:p text:style-name="P15">nbMRKN Oslovesne daate kontovre lea gåetie-eetaaten nuelesne.</text:p>
      <text:p text:style-name="P8"/>
      <text:p text:style-name="P5">euz</text:p>
      <text:p text:style-name="P4"><text:span text:style-name="T1">nb<text:tab/></text:span><text:span text:style-name="T2">boligkooperasjon &lt;GRAM m&gt;; &lt;STE&gt; kooperasjon</text:span></text:p>
      <text:p text:style-name="P15">nbDEF organisert samarbeid mellom boligbyggelagene i Norge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-ektiebarkoetjierte &lt;GRAM m&gt;; &lt;STE&gt; ektiebarkoetjierte</text:span></text:p>
      <text:p text:style-name="P15">nbDEF ektiebarkoe Nøørjen gåetiebigkemetjierti gaskems</text:p>
      <text:p text:style-name="P8"/>
      <text:p text:style-name="P5"><text:soft-page-break/>bfd</text:p>
      <text:p text:style-name="P4"><text:span text:style-name="T1">nb<text:tab/></text:span><text:span text:style-name="T2">boliglån på spesielle vilkår &lt;GRAM n&gt;; &lt;SY&gt; PSV-lån &lt;GRAM n&gt;; &lt;STE&gt; lån</text:span></text:p>
      <text:p text:style-name="P15">nbDEF lån til bolig som er gitt på særlig gunstige vilkår i private banker etter henvisning fra Husbanken eller Landbruksbanken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gåetielaajkoem sjiere tsiehkiej mietie &lt;GRAM n&gt;; &lt;SY&gt; PSV-laajkoe &lt;GRAM n&gt;; &lt;STE&gt; laajkoe</text:span></text:p>
      <text:p text:style-name="P9">nbDEF laajkoem gåetiem åestedh, vierhtieh mah leah joekoen buerie tsiehkiej mietie løøneme, mænngan Gåetiebaanghke vuj Eatnemeburriebaanghke dam raajeme</text:p>
      <text:p text:style-name="P5">bfe</text:p>
      <text:p text:style-name="P4"><text:span text:style-name="T1">nb<text:tab/></text:span><text:span text:style-name="T2">boligmarked &lt;GRAM n&gt;</text:span></text:p>
      <text:p text:style-name="P15">nbDEF forhold mellom tilbud og etterspørsel av boliger</text:p>
      <text:p text:style-name="P15">nbMRKN Når boligmarkedet er stramt, er det lite tilbud av boliger, og prisene blir høye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maarhna &lt;GRAM n&gt;</text:span></text:p>
      <text:p text:style-name="P13"><text:span text:style-name="T4">nbDEF tsiehkieh faaleldahki jih gåetieohtsedimmiej gaskemsh</text:span></text:p>
      <text:p text:style-name="P9">nbMRKN gosse gåetiemaarhna garres, dellie vaenie gåetiefaalaldahkh, jih tjoevere jijnjebe maaksodh.</text:p>
      <text:p text:style-name="P5">bff</text:p>
      <text:p text:style-name="P4"><text:span text:style-name="T1">nb<text:tab/></text:span><text:span text:style-name="T2">boligsameie &lt;GRAM n&gt;</text:span></text:p>
      <text:p text:style-name="P15">nbDEF organisasjon av eiere av selveierleiligheter med felles tomt og bygning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sijte &lt;GRAM n&gt;</text:span></text:p>
      <text:p text:style-name="P13"><text:span text:style-name="T4">nbDEF åårganisasjovne gusnie gåetieluhpieaajhteri seamma sjåljoem jih gåetiem utnieh</text:span></text:p>
      <text:p text:style-name="P8"/>
      <text:p text:style-name="P5">bfg</text:p>
      <text:p text:style-name="P4"><text:span text:style-name="T1">nb<text:tab/></text:span><text:span text:style-name="T2">boligselskap &lt;GRAM n&gt;</text:span></text:p>
      <text:p text:style-name="P15">nbDEF organisasjon som har til formål å skaffe eller drive boliger for sine medlemmer; jf. borettslag, boligaksjeselskap, kooperasjon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tjierte &lt;GRAM n&gt;</text:span></text:p>
      <text:p text:style-name="P9">nbDEF åårganisasjovne man ulmie lea gåetieh ohtsedidh gaavnedh jallh reeredh altese lightsegi gaavhtan; vd. årromereaktasijte, gåetieaaksjatjierte, ektiebarkoetjierte</text:p>
      <text:p text:style-name="P5"><text:soft-page-break/>bfh</text:p>
      <text:p text:style-name="P4"><text:span text:style-name="T1">nb<text:tab/></text:span><text:span text:style-name="T2">boligstandard &lt;GRAM m&gt;</text:span></text:p>
      <text:p text:style-name="P15">nbDEF kvalitet på en bolig</text:p>
      <text:p text:style-name="P13"><text:span text:style-name="T4">nbMRKN Standarden på en bolig blir vurdert ut fra hvordan den er utstyrt, og hvor godt den er vedlikeholdt.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tsiehkieh &lt;GRAM m&gt;</text:span></text:p>
      <text:p text:style-name="P15">nbDEF man buerie gåetie lea</text:p>
      <text:p text:style-name="P13"><text:span text:style-name="T4">nbMRKN Tsiehkiej mietie gåetiem giehtjedidh, vuejnedh man jijnje dalketjh desnie, man buerie lea dovveme</text:span></text:p>
      <text:p text:style-name="P8"/>
      <text:p text:style-name="P5">bfn</text:p>
      <text:p text:style-name="P4"><text:span text:style-name="T1">nb<text:tab/></text:span><text:span text:style-name="T2">bopel &lt;GRAM m&gt;; &lt;SY&gt; bosted &lt;GRAM n&gt;</text:span></text:p>
      <text:p text:style-name="P15">nbDEF fast oppholdssted; jf. bostedskommune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veasoe/årrome-sijjie &lt;GRAM m&gt;; &lt;SY&gt; gåetie &lt;GRAM n&gt;</text:span></text:p>
      <text:p text:style-name="P9">nbDEF vihties årromesijjie; vd. årrometjielte</text:p>
      <text:p text:style-name="P5">bfu</text:p>
      <text:p text:style-name="P4"><text:span text:style-name="T1">nb<text:tab/></text:span><text:span text:style-name="T2">borettshaver &lt;GRAM m&gt;</text:span></text:p>
      <text:p text:style-name="P15">nbDEF beboer i et borettslag; jf. andelsei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årromereakta-almetje &lt;GRAM m&gt;</text:span></text:p>
      <text:p text:style-name="P9">nbDEF årroje årromereaktasijtesne; vd. åesieaajhtere</text:p>
      <text:p text:style-name="P5">bfa</text:p>
      <text:p text:style-name="P4"><text:span text:style-name="T1">nb<text:tab/></text:span><text:span text:style-name="T2">borettsinnskudd &lt;GRAM n&gt;</text:span></text:p>
      <text:p text:style-name="P13"><text:span text:style-name="T4">nbDEF engangsinnskudd som en må betale til et borettslag for å få rett til å leie en bolig over ubegrenset tid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årromereaktamaaksoe &lt;GRAM n&gt;</text:span></text:p>
      <text:p text:style-name="P15">nbDEF beetnegh mah tjoevere maeksedh årromereaktasijtese ikth juktie reaktam åadtjodh gåetiem leejjedh man gåhkese jijtje sæjhta </text:p>
      <text:p text:style-name="P8"/>
      <text:p text:style-name="P5"><text:soft-page-break/>bfv</text:p>
      <text:p text:style-name="P4"><text:span text:style-name="T1">nb<text:tab/></text:span><text:span text:style-name="T2">borettslag &lt;GRAM n&gt;</text:span></text:p>
      <text:p text:style-name="P13"><text:span text:style-name="T4">nbDEF organisasjonsform der beboerne eier boligene i fellesskap, i form av et andelslag</text:span></text:p>
      <text:p text:style-name="P15">nbMRKN Et borettslag kan enten være frittstående eller knyttet til et boligbyggelag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raktatjierte/årromereaktatjierte/veasoereaktasijte/årromereaktasijte &lt;GRAM n&gt;</text:span></text:p>
      <text:p text:style-name="P15">nbDEF åårganisasjovnevuekie gosse gåetieh ektie-eeke, åesietjiertine</text:p>
      <text:p text:style-name="P15">nbMRKN årromereaktasijte maahta naamhtegh årrodh jallh gåetiebigkemetjiertese veadtasovveme.</text:p>
      <text:p text:style-name="P8"/>
      <text:p text:style-name="P5">bgk</text:p>
      <text:p text:style-name="P4"><text:span text:style-name="T1">nb<text:tab/></text:span><text:span text:style-name="T2">bosette seg &lt;GRAM v&gt;; &lt;STE&gt; etablere seg</text:span></text:p>
      <text:p text:style-name="P15">nbDEF skaffe seg fast bolig</text:p>
      <text:p text:style-name="P4"><text:span text:style-name="T1">klass<text:tab/></text:span><text:span text:style-name="T3">bolig innvpol</text:span></text:p>
      <text:p text:style-name="P4"><text:span text:style-name="T9">smi →<text:tab/></text:span><text:span text:style-name="T2">orrijidh/</text:span><text:span text:style-name="T11"> vïesehtahtjedh</text:span><text:span text:style-name="T2"> &lt;GRAM v&gt; </text:span></text:p>
      <text:p text:style-name="P15">nbDEF vihties veasoem åadtjodh</text:p>
      <text:p text:style-name="P8"/>
      <text:p text:style-name="P5">bgn</text:p>
      <text:p text:style-name="P4"><text:span text:style-name="T1">nb<text:tab/></text:span><text:span text:style-name="T2">bosetting &lt;GRAM c&gt;; &lt;SY&gt; bebyggelse &lt;GRAM m&gt;</text:span></text:p>
      <text:p text:style-name="P15">nbDEF samling av boliger innenfor et viss område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årrome &lt;GRAM c&gt;; &lt;SY&gt; orresjh &lt;GRAM m&gt; </text:span><text:span text:style-name="T11">veasome sijjie</text:span></text:p>
      <text:p text:style-name="P7"><text:span text:style-name="T4">nbDEF gåetieh mah tjåanghkan aktene dajvesne</text:span></text:p>
      <text:p text:style-name="P5">bgr</text:p>
      <text:p text:style-name="P4"><text:span text:style-name="T1">nb<text:tab/></text:span><text:span text:style-name="T2">bostandard &lt;GRAM m&gt;</text:span></text:p>
      <text:p text:style-name="P15">nbDEF kvalitet på bolig og andre faktorer som har sammenheng med det å bo</text:p>
      <text:p text:style-name="P4"><text:span text:style-name="T1">klass<text:tab/></text:span><text:span text:style-name="T3">bolig sosial</text:span></text:p>
      <text:p text:style-name="P4"><text:span text:style-name="T9">smi →<text:tab/></text:span><text:span text:style-name="T2">årrometsiehkieh &lt;GRAM m&gt;</text:span></text:p>
      <text:p text:style-name="P7"><text:span text:style-name="T4">nbDEF man buerie gåetie lea jih jeatjah tsiehkieh mah årromevuekide dijpieh </text:span></text:p>
      <text:p text:style-name="P5"><text:soft-page-break/>bgs</text:p>
      <text:p text:style-name="P4"><text:span text:style-name="T1">nb<text:tab/></text:span><text:span text:style-name="T2">bostedsbevis &lt;GRAM n&gt;; &lt;STE&gt; bevis</text:span></text:p>
      <text:p text:style-name="P15">nbDEF attest fra Folkeregisteret som viser hvor en person er bosatt</text:p>
      <text:p text:style-name="P15">nbMRKN Bostedsbevis fra Folkeregisteret bekrefter foruten adressen også botiden på denne adressen, i kommunen og eventuelt også i landet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årromevihnesjimmie &lt;GRAM n&gt;; &lt;STE&gt; vihnesjimmie</text:span></text:p>
      <text:p text:style-name="P15">nbDEF vihnesjimmiem Almetjelåhkojste mij vuesehte gusnie lea årroeminie</text:p>
      <text:p text:style-name="P9">nbMRKN Årromevihnesjimmie Almetjelåhkojste vihteste aadressam jih dovne man guhkiem desnie orreme, tjieltesne jih dagke laantesne. </text:p>
      <text:p text:style-name="P4"><text:span text:style-name="T10">bhc</text:span></text:p>
      <text:p text:style-name="P4"><text:span text:style-name="T1">nb<text:tab/></text:span><text:span text:style-name="T2">boutgift &lt;GRAM m&gt;; &lt;STE&gt; utgift</text:span></text:p>
      <text:p text:style-name="P15">nbDEF det man må betale for å bo</text:p>
      <text:p text:style-name="P15">nbMRKN Til boutgiftene regnes blant annet husleie, renter og avdrag på boliglån, driftsutgifter på boligen, avgifter til kommunen, festeavgift og eiendomsskatt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årromeåasa/gåetiemaaksoe &lt;GRAM m&gt;; &lt;STE&gt; åasa </text:span></text:p>
      <text:p text:style-name="P15">nbDEF man jijnje tjoevere maeksedh årrodh</text:p>
      <text:p text:style-name="P9">nbMRKN årromeåaside leah dovne gåetieleejjeme, lissiemaaksoeh jih giesemeåasa gåetieløønemen, gåetieburrieåasah, maaksoeh tjieltese, viedtememaaksoe jih eekeskaehtie.</text:p>
      <text:p text:style-name="P5">biq</text:p>
      <text:p text:style-name="P4"><text:span text:style-name="T1">nb<text:tab/></text:span><text:span text:style-name="T2">brensel &lt;GRAM n&gt;</text:span></text:p>
      <text:p text:style-name="P15">nbDEF stoff som kan brukes til oppvarming fordi det utvikler varme ved forbrenning</text:p>
      <text:p text:style-name="P15">nbMRKN Ved, kull, koks og olje er eksempler på brensel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biktese/bijvelasse &lt;GRAM n&gt; </text:span><text:span text:style-name="T11">båeltemes aath</text:span></text:p>
      <text:p text:style-name="P15">nbDEF mij joem utnedh gåetiem baahkedidh juktie baahke destie sjædta gosse buala </text:p>
      <text:p text:style-name="P15">nbMRKN v.g moerh, kloeregierkieh, åljagierkieh jih ålja leah dagkerh båeltemes aath</text:p>
      <text:p text:style-name="P8"/>
      <text:p text:style-name="P5"><text:soft-page-break/>blf</text:p>
      <text:p text:style-name="P4"><text:span text:style-name="T1">nb<text:tab/></text:span><text:span text:style-name="T2">byfornyelse &lt;GRAM m&gt;; &lt;STE&gt; fornyelse; &lt;STE&gt; rehabilitering</text:span></text:p>
      <text:p text:style-name="P15">nbDEF kommunal utbedring av hele bydeler der eldre boliger får en boligstandard som holder dagens mål</text:p>
      <text:p text:style-name="P15">nbMRKN Husbanken kan gi lån til byfornyelse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staareorresdehteme/</text:span><text:span text:style-name="T11"> gåetie orresdehteme</text:span><text:span text:style-name="T2"> &lt;GRAM m&gt;; &lt;STE&gt; orrestehteme; &lt;STE&gt; dåvvome</text:span></text:p>
      <text:p text:style-name="P9">nbDEF gosse tjielte davvehte abpe staarebielieh juktie båeries gåetiej gåetietsiehkieh daaletje tsiehkiej daltesasse lutnjestieh</text:p>
      <text:p text:style-name="P5">blj</text:p>
      <text:p text:style-name="P4"><text:span text:style-name="T1">nb<text:tab/></text:span><text:span text:style-name="T2">byggebeskrivelse &lt;GRAM m&gt;</text:span></text:p>
      <text:p text:style-name="P15">nbDEF skriftlig utredning om hvordan et planlagt byggeprosjekt skal gjennomføres; jf. byggemelding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bigkemebuerkiestimmie &lt;GRAM m&gt;</text:span></text:p>
      <text:p text:style-name="P15">nbDEF tjaaleldh salkehtimmiem guktie bigkemesoejkesjem darjodh; vd. bigkemebæjkoehtimmie</text:p>
      <text:p text:style-name="P8"/>
      <text:p text:style-name="P5">blk</text:p>
      <text:p text:style-name="P4"><text:span text:style-name="T1">nb<text:tab/></text:span><text:span text:style-name="T2">byggeforskriftene &lt;GRAM c pl&gt;</text:span></text:p>
      <text:p text:style-name="P15">nbDEF forskrifter av 1 august 1969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bigkemenjoelkedassh &lt;GRAM c pl&gt;</text:span></text:p>
      <text:p text:style-name="P7"><text:span text:style-name="T4">nbDEF njoelkedassh gaekeren 1. biejjeste 1969</text:span></text:p>
      <text:p text:style-name="P5"><text:soft-page-break/>blm</text:p>
      <text:p text:style-name="P4"><text:span text:style-name="T1">nb<text:tab/></text:span><text:span text:style-name="T2">byggelån &lt;GRAM n&gt;; &lt;STE&gt; lån</text:span></text:p>
      <text:p text:style-name="P15">nbDEF rammelån der en husbygger tar ut penger innenfor en viss ramme som er avtalt med banken</text:p>
      <text:p text:style-name="P15">nbMRKN Byggelånet byttes ut (konverteres) med et lån med fast tilbakebetalingsplan når byggingen er ferdig.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bigkemelaajkoe &lt;GRAM n&gt;; &lt;STE&gt; laajkoe</text:span></text:p>
      <text:p text:style-name="P15">nbDEF mierielaajkoem juktie gåetiebigkije beetnegh moeneme mieriejsisnie åådtje vaeltedh</text:p>
      <text:p text:style-name="P9">nbMRKN gosse galhkeme dellie bigkemelaajkoe målsohte vihties laajkose maaksomesoejkesjine </text:p>
      <text:p text:style-name="P5">bln</text:p>
      <text:p text:style-name="P4"><text:span text:style-name="T1">nb<text:tab/></text:span><text:span text:style-name="T2">byggemelding &lt;GRAM c&gt;</text:span></text:p>
      <text:p text:style-name="P13"><text:span text:style-name="T4">nbDEF skriftlig melding til kommunen om planlagt bygge- eller ombyggingsarbeid</text:span></text:p>
      <text:p text:style-name="P15">nbMRKN Byggemelding kreves for å få byggetillatelse.</text:p>
      <text:p text:style-name="P4"><text:span text:style-name="T1">klass<text:tab/></text:span><text:span text:style-name="T3">admin bolig</text:span></text:p>
      <text:p text:style-name="P4"><text:span text:style-name="T9">smi →<text:tab/></text:span><text:span text:style-name="T2">bigkemebæjkoehtimmie/ </text:span><text:span text:style-name="T11">bïevnesem gåetiem bigkedh</text:span><text:span text:style-name="T2"> &lt;GRAM c&gt;</text:span></text:p>
      <text:p text:style-name="P13"><text:span text:style-name="T4">nbDEF tjaaleldh bæjhkoehtimmiem tjieltese bigkeme- vuj orresthbigkemebarkoen bijre</text:span></text:p>
      <text:p text:style-name="P15">nbMRKN bigkemebæjhkoehtimmie daerpies juktie bigkemeluhpiem åadtjodh.</text:p>
      <text:p text:style-name="P8"/>
      <text:p text:style-name="P5">blo</text:p>
      <text:p text:style-name="P4"><text:span text:style-name="T1">nb<text:tab/></text:span><text:span text:style-name="T2">byggetillatelse &lt;GRAM m&gt;; &lt;STE&gt; tillatelse</text:span></text:p>
      <text:p text:style-name="P15">nbDEF nødvendig tillatelse fra kommunen for bygging eller ombygging</text:p>
      <text:p text:style-name="P15">nbMRKN For å få byggetillatelse må en blant annet ha sendt inn byggemelding og bekreftelse på nabovarsel.</text:p>
      <text:p text:style-name="P4"><text:span text:style-name="T1">klass<text:tab/></text:span><text:span text:style-name="T3">admin bolig</text:span></text:p>
      <text:p text:style-name="P4"><text:span text:style-name="T9">smi →<text:tab/></text:span><text:span text:style-name="T2">bigkemeluhpie &lt;GRAM m&gt;; &lt;STE&gt; luhpie</text:span></text:p>
      <text:p text:style-name="P15">nbDEF daerpies luhpiem tjielteste juktie åådtje bigkedh vuj orresthbigkedh</text:p>
      <text:p text:style-name="P15">nbMRKN åvtelen bigkemeluhpiem åadtjodh tjoevere dovne bigkemebæjhkoehtimmiem seedtedh jih vihtiestimmiem åadtjodh kraannahbieljelæmman </text:p>
      <text:p text:style-name="P8"/>
      <text:p text:style-name="P4"><text:soft-page-break/><text:span text:style-name="T10">blp</text:span></text:p>
      <text:p text:style-name="P4"><text:span text:style-name="T1">nb<text:tab/></text:span><text:span text:style-name="T2">byggherre &lt;GRAM m&gt;</text:span></text:p>
      <text:p text:style-name="P15">nbDEF person eller firma som på egne vegne får oppført en bygning e.l.</text:p>
      <text:p text:style-name="P15">nbMRKN Byggherren kan gi oppdraget til en entreprenør eller en byggmester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bigkemeåejvie &lt;GRAM m&gt;</text:span></text:p>
      <text:p text:style-name="P13"><text:span text:style-name="T4">nbDEF almetje jallh råajvarimmie mij jijtsh gaavhtan gåetiem bigkieh v.s.</text:span></text:p>
      <text:p text:style-name="P15">nbMRKN bigkemeåejvie maahta barkoem veedtedh råajvaræmman vuj bigkemenierese</text:p>
      <text:p text:style-name="P8"/>
      <text:p text:style-name="P5">blv</text:p>
      <text:p text:style-name="P4"><text:span text:style-name="T1">nb<text:tab/></text:span><text:span text:style-name="T2">bygningsråd &lt;GRAM n&gt;</text:span></text:p>
      <text:p text:style-name="P15">nbDEF politisk sammensatt utvalg som har ansvar for regulerings- og byggesaker i en kommune</text:p>
      <text:p text:style-name="P15">nbMRKN Bygningsrådet behandler blant annet søknader om byggetillatelse.</text:p>
      <text:p text:style-name="P4"><text:span text:style-name="T1">klass<text:tab/></text:span><text:span text:style-name="T3">admin bolig</text:span></text:p>
      <text:p text:style-name="P4"><text:span text:style-name="T9">smi →<text:tab/></text:span><text:span text:style-name="T2">bigkemeraerie &lt;GRAM n&gt;</text:span></text:p>
      <text:p text:style-name="P15">nbDEF povlitihke moenehtse man diedte lea tjielten værtoehtimmie- jih bigkemeaamhtesh gietedalledh</text:p>
      <text:p text:style-name="P15">nbMRKN bigkemerearie aaj bigkemeluhpie-ohtsemh gietedalla.</text:p>
      <text:p text:style-name="P8"/>
      <text:p text:style-name="P5">cir</text:p>
      <text:p text:style-name="P4"><text:span text:style-name="T1">nb<text:tab/></text:span><text:span text:style-name="T2">bygsle &lt;GRAM v&gt;; &lt;SY&gt; feste &lt;GRAM v&gt;</text:span></text:p>
      <text:p text:style-name="P13"><text:span text:style-name="T4">nbDEF leie tomt eller jordeiendom over et lengre tidsrom</text:span></text:p>
      <text:p text:style-name="P15">nbMRKN Ved bygsling kan leieren (festeren) bygge hus på tomten.</text:p>
      <text:p text:style-name="P4"><text:span text:style-name="T1">klass<text:tab/></text:span><text:span text:style-name="T3">bolig jur</text:span></text:p>
      <text:p text:style-name="P4"><text:span text:style-name="T9">smi →<text:tab/>leejjedh, leejedh</text:span><text:span text:style-name="T2"> &lt;GRAM v&gt;; &lt;SY&gt; viedtedh &lt;GRAM v&gt;</text:span></text:p>
      <text:p text:style-name="P15">nbDEF sjåljoem jallh eatnemeeekem guhkiem leejjedh</text:p>
      <text:p text:style-name="P7"><text:span text:style-name="T4">nbMRKN gosse sjåljoem leejjeme dellie (viedtehke) maahta gåetiem bigkedh</text:span></text:p>
      <text:p text:style-name="P18"/>
      <text:p text:style-name="P5"><text:soft-page-break/>cit</text:p>
      <text:p text:style-name="P4"><text:span text:style-name="T1">nb<text:tab/></text:span><text:span text:style-name="T2">bygslingsavgift &lt;GRAM c&gt;; &lt;SY&gt; festeavgift &lt;GRAM c&gt;; &lt;STE&gt; avgift</text:span></text:p>
      <text:p text:style-name="P15">nbDEF årlig leiesum for bygslet (festet) tomt til bolig</text:p>
      <text:p text:style-name="P4"><text:span text:style-name="T1">klass<text:tab/></text:span><text:span text:style-name="T3">bolig skatt</text:span></text:p>
      <text:p text:style-name="P4"><text:span text:style-name="T9">smi →<text:tab/></text:span><text:span text:style-name="T2">leejjeme-maaksoe &lt;GRAM c&gt;; &lt;SY&gt; njimkeme-maaksoe &lt;GRAM c&gt;; &lt;STE&gt; maaksoe</text:span></text:p>
      <text:p text:style-name="P15">nbDEF fierhten-jaapetje leejjemeåasam juktie gåetiesjåljoem leejjeme(viedteme)</text:p>
      <text:p text:style-name="P8"/>
      <text:p text:style-name="P5">civ</text:p>
      <text:p text:style-name="P4"><text:span text:style-name="T1">nb<text:tab/></text:span><text:span text:style-name="T2">bygslingsavtale &lt;GRAM m&gt;; &lt;SY&gt; festeavtale &lt;GRAM m&gt;; &lt;STE&gt; avtale</text:span></text:p>
      <text:p text:style-name="P15">nbDEF leieavtale for tomt til bolig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leejjemelatjkoem &lt;GRAM m&gt;; &lt;SY&gt; njimkemelatjkoem &lt;GRAM m&gt;; &lt;STE&gt; laatjkoe/sjiehtedimmie/mååhtedimmie</text:span></text:p>
      <text:p text:style-name="P9">nbDEF gåetiesjåljoen leejjemelatjkoe</text:p>
      <text:p text:style-name="P5">blw</text:p>
      <text:p text:style-name="P4"><text:span text:style-name="T1">nb<text:tab/></text:span><text:span text:style-name="T2">bygård &lt;GRAM m&gt;</text:span></text:p>
      <text:p text:style-name="P15">nbDEF bygning med leiligheter eller andre lokaler som ligger i sentrale bystrøk; jf. leiegård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staaregaertie &lt;GRAM m&gt;</text:span></text:p>
      <text:p text:style-name="P9">nbDEF gåetie gusnie gåetieluhpieh jallh jeatjah tjiehtjelh mah voernges/jarnges staaresne; vd. leejjemegaertie</text:p>
      <text:p text:style-name="P5">bmi</text:p>
      <text:p text:style-name="P4"><text:span text:style-name="T1">nb<text:tab/></text:span><text:span text:style-name="T2">byskriverkontor &lt;GRAM n&gt;</text:span></text:p>
      <text:p text:style-name="P15">nbDEF offentlig kontor som arbeider med tinglysing av fast eiendom; jf. byfogd, sorenskriverkontor</text:p>
      <text:p text:style-name="P15">nbMRKN Byskriverkontor finnes i større byer.</text:p>
      <text:p text:style-name="P4"><text:span text:style-name="T1">klass<text:tab/></text:span><text:span text:style-name="T3">admin bolig jur</text:span></text:p>
      <text:p text:style-name="P4"><text:span text:style-name="T9">smi →<text:tab/></text:span><text:span text:style-name="T2">staaren tjaelijekontovre &lt;GRAM n&gt;</text:span></text:p>
      <text:p text:style-name="P15">nbDEF bæjjoes kontovre man barkoe lea vihties eekemide bealjoehtidh; vd. staarefoegde/-fåågde/-niere</text:p>
      <text:p text:style-name="P7"><text:span text:style-name="T4">nbMRKN </text:span><text:span text:style-name="T5">staaren tjaelijekontovrh gååvnesieh stoerre staarine</text:span></text:p>
      <text:p text:style-name="P5"><text:soft-page-break/>bpm</text:p>
      <text:p text:style-name="P4"><text:span text:style-name="T1">nb<text:tab/></text:span><text:span text:style-name="T2">Den norske stats husbank; &lt;SY&gt; Husbanken; &lt;FRTE&gt; Statens husbank; &lt;STE&gt; bank</text:span></text:p>
      <text:p text:style-name="P15">nbDEF statlig bank som gir lån og formidler statlig stønad til bygging, utbedring og påbygging av boliger og sosiale institusjoner</text:p>
      <text:p text:style-name="P15">nbMRKN Husbanken gir også bostøtte til familier med lav inntekt og formidler boliglån til flyktninger, funksjonshemmede og andre med spesielle behov.</text:p>
      <text:p text:style-name="P4"><text:span text:style-name="T1">klass<text:tab/></text:span><text:span text:style-name="T3">admin bolig finans</text:span></text:p>
      <text:p text:style-name="P4"><text:span text:style-name="T9">smi →<text:tab/></text:span><text:span text:style-name="T2">Nøørjen gåetiebaanghke; &lt;SY&gt; Gåetiebaanghke; &lt;FRTE&gt; Staaten gåetiebaanghke; &lt;STE&gt; baanghke</text:span></text:p>
      <text:p text:style-name="P15">nbDEF staatebaanghke mij laajkoeh vaadta jih mestie staaten dåårjomem bigkemasse, dåvvomasse jih stueriedæmman gåetide jih sovsiaale institusjovnide</text:p>
      <text:p text:style-name="P7"><text:span text:style-name="T4">nbMRKN Gåetiebaanghkeste aaj veasomedåårjemem jis fuelhkien smaave maaksoeh, jih gåetielaajkoeh vaadta baateræjjide, skæjlehkide jih jeatjebh mah sjiere viehkiem daarpesjieh.</text:span></text:p>
      <text:p text:style-name="P5">bpu</text:p>
      <text:p text:style-name="P4"><text:span text:style-name="T1">nb<text:tab/></text:span><text:span text:style-name="T2">depositum &lt;GRAM n&gt;</text:span></text:p>
      <text:p text:style-name="P15">nbDEF ting eller pengebeløp som stilles som sikkerhet (deponeres) for at en avtale skal bli overholdt, eller at en lånt eller leid ting blir levert tilbake i samme stand; jf. pant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åvtesmaaksoe &lt;GRAM n&gt;</text:span></text:p>
      <text:p text:style-name="P9">nbDEF gaevnieh jallh beetnegh mah edtjieh vihtiestimmine årrodh juktie sjiehtedimmiem tjirrehtidh, jallh løøneme vuj leejjeme gaevnieh seamma buerine bååstide åadtjodh; vd. viedteldahke </text:p>
      <text:p text:style-name="P5"><text:soft-page-break/>bsh</text:p>
      <text:p text:style-name="P4"><text:span text:style-name="T1">nb<text:tab/></text:span><text:span text:style-name="T2">dokumentavgift &lt;GRAM c&gt;; &lt;FRTE&gt; stempelavgift; &lt;STE&gt; avgift</text:span></text:p>
      <text:p text:style-name="P15">nbDEF avgift som må betales til staten når dokumenter skal tinglyses</text:p>
      <text:p text:style-name="P15">nbMRKN Dokumentavgift betales f.eks. for tinglysing av skjøte på eiendom, festeavtale på tomt og leieavtale for mer enn ett år. Dokumentavgift hette tidligere stempelavgift.</text:p>
      <text:p text:style-name="P4"><text:span text:style-name="T1">klass<text:tab/></text:span><text:span text:style-name="T3">bolig finans skatt</text:span></text:p>
      <text:p text:style-name="P4"><text:span text:style-name="T9">smi →<text:tab/></text:span><text:span text:style-name="T2">tjaalege-åasa/-maaksoe &lt;GRAM c&gt;; &lt;FRTE&gt; steempelemaaksoe; &lt;STE&gt; maaksoe</text:span></text:p>
      <text:p text:style-name="P15">nbDEF åasa mij tjoevere staatese maeksedh juktie tjaalegh bæjjoehtidh/bæjhkoehtidh</text:p>
      <text:p text:style-name="P7"><text:span text:style-name="T4">nbMRKN jis v.g. eekevihnesjimmiem bæjkoehtidh, viedtemelatjkoem sjåljose jih leejjemelatjkoem guhkebe jaepiem. Tjaalegeåasa lea seamma goh ovtetje steempelemaaksoe.</text:span></text:p>
      <text:p text:style-name="P5">btc</text:p>
      <text:p text:style-name="P4"><text:span text:style-name="T1">nb<text:tab/></text:span><text:span text:style-name="T2">drabantby &lt;GRAM m&gt;</text:span></text:p>
      <text:p text:style-name="P15">nbDEF konsentrert boligbenyggelse med egne serviceinstitusjoner i utkanten av større by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bæjngoestaare &lt;GRAM m&gt;</text:span></text:p>
      <text:p text:style-name="P7"><text:span text:style-name="T4">nbDEF stoerre veasomedajve stuerebe staaren bæjngoelisnie gusnie sjiere åesiestimmie-faaleldahkh</text:span></text:p>
      <text:p text:style-name="P5">buc</text:p>
      <text:p text:style-name="P4"><text:span text:style-name="T1">nb<text:tab/></text:span><text:span text:style-name="T2">dugnad &lt;GRAM m&gt;</text:span></text:p>
      <text:p text:style-name="P15">nbDEF arbeidsoppgave som utføres av personer i fellesskap uten at de får lønn for det, i borettslag, barnehager, foreninger o.l.</text:p>
      <text:p text:style-name="P4"><text:span text:style-name="T1">klass<text:tab/></text:span><text:span text:style-name="T3">arbeid bolig</text:span></text:p>
      <text:p text:style-name="P4"><text:span text:style-name="T9">smi →<text:tab/></text:span><text:span text:style-name="T2">namhta-barkoe &lt;GRAM m&gt;</text:span><text:span text:style-name="T11"> aktivyöki, aktesivyöki, ektesevyöki</text:span></text:p>
      <text:p text:style-name="P9">nbDEF almetjh mah byjresken bueriemasse maaksohth berkieh, årromereaktasijtesne, maanagaertesne, siebresne j.j.</text:p>
      <text:p text:style-name="P5"><text:soft-page-break/>bwa</text:p>
      <text:p text:style-name="P4"><text:span text:style-name="T1">nb<text:tab/></text:span><text:span text:style-name="T2">eiendomsmegler &lt;GRAM m&gt;; &lt;SY&gt; eiendomsmekler &lt;GRAM m&gt;; &lt;STE&gt; megler</text:span></text:p>
      <text:p text:style-name="P15">nbDEF person som mot betaling (provisjon) formidler kjøp og salg av boliger eller forretningseiendomm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eekedoekije &lt;GRAM m&gt;; &lt;GRAM m&gt;; &lt;STE&gt; doekije/åesiestæjja/gaskeålma/båarkere</text:span></text:p>
      <text:p text:style-name="P15">nbDEF almetje guhte maaksoen åvteste gåetieh jallh buarkarimmieh doekede.</text:p>
      <text:p text:style-name="P8"/>
      <text:p text:style-name="P5">bwf</text:p>
      <text:p text:style-name="P4"><text:span text:style-name="T1">nb<text:tab/></text:span><text:span text:style-name="T2">eierseksjon &lt;GRAM m&gt;</text:span></text:p>
      <text:p text:style-name="P15">nbDEF eierandel av gård og grunn i fast eiendom; jf. selveierleilighet</text:p>
      <text:p text:style-name="P15">nbMRKN En eierseksjon kan være del av industri-, kontor- eller forretningsbygg eller del av en bolig. Det skal ha et seksjonsnummer og eget blad i grunnboken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eekeseksjovne/aajhtere- &lt;GRAM m&gt;</text:span></text:p>
      <text:p text:style-name="P13"><text:span text:style-name="T4">nbDEF eekebiehkie mij lea gaertiem sjåljoem vihties eekeste; vd. jijtjegåetieluhpie</text:span></text:p>
      <text:p text:style-name="P15">nbMRKN eekeseksjovne maahta biehkiem industrije-, kontovre jallh båarkeregåetesne vuj biehkiem årrome-sijjesne. Galka seksjovne-nommerem jih sjiere bieliem våaromegærjesne utnedh.</text:p>
      <text:p text:style-name="P8"/>
      <text:p text:style-name="P5">bxe</text:p>
      <text:p text:style-name="P4"><text:span text:style-name="T1">nb<text:tab/></text:span><text:span text:style-name="T2">ekspropriering &lt;GRAM c&gt;; &lt;SY&gt; ekspropriasjon &lt;GRAM m&gt;</text:span></text:p>
      <text:p text:style-name="P15">nbDEF tvangsoverføring av en ting eller rettighet mot erstatning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harrestalleme &lt;GRAM c&gt;</text:span></text:p>
      <text:p text:style-name="P9">nbDEF gosse gaevnieh jallh reaktah tjabresovveme luejhtedh beetnegi åvteste</text:p>
      <text:p text:style-name="P5">bzt</text:p>
      <text:p text:style-name="P4"><text:span text:style-name="T1">nb<text:tab/></text:span><text:span text:style-name="T2">enebolig &lt;GRAM m&gt;; &lt;STE&gt; frittliggende enebolig; &lt;STE&gt; bolig</text:span></text:p>
      <text:p text:style-name="P15">nbDEF bolig som består av ett selvstendig hus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sjieregåetie &lt;GRAM m&gt;; &lt;STE&gt; naamhta sjieregåetie; &lt;STE&gt; gåetie</text:span></text:p>
      <text:p text:style-name="P9">nbDEF gosse årrome-sijjie lea sjiere gåetiem</text:p>
      <text:p text:style-name="P5"><text:soft-page-break/>bzx</text:p>
      <text:p text:style-name="P4"><text:span text:style-name="T1">nb<text:tab/></text:span><text:span text:style-name="T2">enerett &lt;GRAM m&gt;</text:span></text:p>
      <text:p text:style-name="P15">nbDEF rett som bare en person eller en gruppe har</text:p>
      <text:p text:style-name="P15">nbMRKN Enerett til bruk av en bestemt leilighet gjelder bare den eller de som eier leiligheten.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sjierereakta &lt;GRAM m&gt;</text:span></text:p>
      <text:p text:style-name="P15">nbDEF reaktam mij lea barre akten almetjen vuj almetjedåehkien</text:p>
      <text:p text:style-name="P9">nbMRKN sjierereakta akten vihties gåetieluhpiem utnedh lea gåetieluhpien aajhteri.</text:p>
      <text:p text:style-name="P5">cac</text:p>
      <text:p text:style-name="P4"><text:span text:style-name="T1">nb<text:tab/></text:span><text:span text:style-name="T2">energiøkonomisering &lt;GRAM c&gt;; &lt;SY&gt; ENØK</text:span></text:p>
      <text:p text:style-name="P13"><text:span text:style-name="T4">nbDEF innsparing av energi til oppvarming av boliger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njuvvienjoeteme &lt;GRAM c&gt;; &lt;SY&gt; ENØK</text:span></text:p>
      <text:p text:style-name="P15">nbDEF njuvviem gåetiebaahkedæmman njoetedh</text:p>
      <text:p text:style-name="P8"/>
      <text:p text:style-name="P5">caw</text:p>
      <text:p text:style-name="P4"><text:span text:style-name="T1">nb<text:tab/></text:span><text:span text:style-name="T2">entreprenør &lt;GRAM m&gt;</text:span></text:p>
      <text:p text:style-name="P15">nbDEF person eller firma som tar på seg å utføre større bygge- og anleggsarbeid for andre; jf. byggherre</text:p>
      <text:p text:style-name="P4"><text:span text:style-name="T1">klass<text:tab/></text:span><text:span text:style-name="T3">arbeid bolig</text:span></text:p>
      <text:p text:style-name="P4"><text:span text:style-name="T9">smi →<text:tab/></text:span><text:span text:style-name="T2">entrepenøøre &lt;GRAM m&gt;</text:span></text:p>
      <text:p text:style-name="P15">nbDEF almetje jallh båarkerimmie mij faala stuerebe bigkeme- jih kluhterdimmiebarkoem jeatjabidie darjodh; vd. bigkemeåejvie</text:p>
      <text:p text:style-name="P8"/>
      <text:p text:style-name="P5"><text:soft-page-break/>cbu</text:p>
      <text:p text:style-name="P4"><text:span text:style-name="T1">nb<text:tab/></text:span><text:span text:style-name="T2">ervervslån &lt;GRAM n&gt;; &lt;STE&gt; lån</text:span></text:p>
      <text:p text:style-name="P13"><text:span text:style-name="T4">nbDEF behovsprøvd lån fra Husbanken til kjøp av brukt selveierbolig; jf. etableringslån</text:span></text:p>
      <text:p text:style-name="P15">nbMRKN Funksjonshemmede, innvandrere og andre som er vanskelig stilt, kan få ervervslån.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viehkielaajkoe &lt;GRAM n&gt;; &lt;STE&gt; laajkoe</text:span></text:p>
      <text:p text:style-name="P13"><text:span text:style-name="T4">nbDEF laajkoem mij Gåetiebaanghkeste åådtje jis viehkiem daarpesjh utnesovveme gåetiem åestedh; vd. tjaaskanimmielaajkoe</text:span></text:p>
      <text:p text:style-name="P9">nbMRKN skæjlehkh, sijsjuhtijh/baateræjjah jih jeatjebh mah sjiere viehkiem daarpesjieh, maehtieh viehkielaajkoem åadtjodh.</text:p>
      <text:p text:style-name="P14"/>
      <text:p text:style-name="P8"/>
      <text:p text:style-name="P5">cce</text:p>
      <text:p text:style-name="P4"><text:span text:style-name="T1">nb<text:tab/></text:span><text:span text:style-name="T2">etableringstilskudd &lt;GRAM n&gt;; &lt;STE&gt; tilskudd</text:span></text:p>
      <text:p text:style-name="P15">nbDEF ekstra lånetilskudd som Husbanken formidler til boligfinansiering</text:p>
      <text:p text:style-name="P15">nbMRKN Etableringstilskudd gis av kommunen og har strengere behovsprøving enn etableringslån.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tjaaskanimmiedåårjeme &lt;GRAM n&gt;; &lt;STE&gt; dåårjeme</text:span></text:p>
      <text:p text:style-name="P15">nbDEF lissie laajkoedåårjemem Gåetiebaanghke biegkede jis edtja gåetiem åestedh</text:p>
      <text:p text:style-name="P15">nbMRKN Tjaaskanimmiedåårjemem tjielteste åådtje, jih giervebe dam åadtjodh goh tjaaskanimmielaajkoem.</text:p>
      <text:p text:style-name="P8"/>
      <text:p text:style-name="P5">kqr</text:p>
      <text:p text:style-name="P4"><text:span text:style-name="T1">nb<text:tab/></text:span><text:span text:style-name="T2">etasje &lt;GRAM m&gt;</text:span></text:p>
      <text:p text:style-name="P15">nbDEF horisontaldelt avdeling av en bygning, med beboelsesrom som ligger i samme høyde; jf. første etasje</text:p>
      <text:p text:style-name="P15">nbMRKN Loft og kjeller regnes ikke som etasjer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lapte &lt;GRAM m&gt;</text:span></text:p>
      <text:p text:style-name="P7"><text:span text:style-name="T4">nbDEF gosse gåetien årrome-tjiehtjelh jijnjebh daltesisnie; vd. voesteges lapte/vuelielapte</text:span></text:p>
      <text:p text:style-name="P9">nbMRKN bijjielapth jih tjeallerh eah laptine ryøknesuvvieh </text:p>
      <text:p text:style-name="P5"><text:soft-page-break/>cgg</text:p>
      <text:p text:style-name="P4"><text:span text:style-name="T1">nb<text:tab/></text:span><text:span text:style-name="T2">fast eiendom &lt;GRAM m&gt;; &lt;STE&gt; eiendom</text:span></text:p>
      <text:p text:style-name="P15">nbDEF eiendom som består av tomt eller jordstykke, med eller uten hus; jf. eiendom</text:p>
      <text:p text:style-name="P15">nbMRKN Fast eiendom brukes ofte i motsetning til løsøre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vihties eeke/jåarta=jordeiendom &lt;GRAM m&gt;; &lt;STE&gt; eeke</text:span></text:p>
      <text:p text:style-name="P15">nbDEF eeke mij lea sjåljoem jallh eatnemebiehkiem, gåetine vuj naamhtah; vd. eeke</text:p>
      <text:p text:style-name="P15">nbMRKN vihties eeke/jåarta daamhtaj jiehtedh mohtedæmman gaevnide/tjognh/dalhketjh.</text:p>
      <text:p text:style-name="P8"/>
      <text:p text:style-name="P5">ksc</text:p>
      <text:p text:style-name="P4"><text:span text:style-name="T1">nb<text:tab/></text:span><text:span text:style-name="T2">feie &lt;GRAM v&gt;</text:span></text:p>
      <text:p text:style-name="P13"><text:span text:style-name="T4">nbDEF fjerne sot fra piper, røykganger og ildsteder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søøpedh&lt;GRAM v&gt;</text:span></text:p>
      <text:p text:style-name="P9">nbDEF govnh søøpedh bæjhpeste, soevegirseste jih vuebneste/aernhsijjeste</text:p>
      <text:p text:style-name="P5">chg</text:p>
      <text:p text:style-name="P4"><text:span text:style-name="T1">nb<text:tab/></text:span><text:span text:style-name="T2">fellesanlegg &lt;GRAM n&gt;</text:span></text:p>
      <text:p text:style-name="P13"><text:span text:style-name="T4">nbDEF anlegg som alle kan bruke, i borettslag ofte vaskeri, garasjer, oppholdsrom, utendørsanlegg o.a.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ektiesijjie &lt;GRAM n&gt;</text:span></text:p>
      <text:p text:style-name="P9">nbDEF sijjem gaajhkeside utnedh, årromereaktasijtesne siejhme bïssemetjiehtjele, bijlegåetieh, årrometjiehtjelh, bæjngoesijjieh j.j.</text:p>
      <text:p text:style-name="P5">chh</text:p>
      <text:p text:style-name="P4"><text:span text:style-name="T1">nb<text:tab/></text:span><text:span text:style-name="T2">fellesantenne &lt;GRAM c&gt;</text:span></text:p>
      <text:p text:style-name="P13"><text:span text:style-name="T4">nbDEF større antenne som er felles for flere radio- og fjernsynsmottakere i blokk eller boligområde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ektie-aantenna &lt;GRAM c&gt;</text:span></text:p>
      <text:p text:style-name="P9">nbDEF stoerre aantenna mij jijnjebh radijove- jih TV-dåastoehtæjjide plaassagåetesne jallh årromedajvesne</text:p>
      <text:p text:style-name="P5"><text:soft-page-break/>chn</text:p>
      <text:p text:style-name="P4"><text:span text:style-name="T1">nb<text:tab/></text:span><text:span text:style-name="T2">fellesobligasjon &lt;GRAM m&gt;; &lt;STE&gt; obligasjon</text:span></text:p>
      <text:p text:style-name="P15">nbDEF obligasjon som er sikkerhet for alle innskuddene i et andelslag; jf. partialobligasjon, andelsobligasjon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ektieobligasjovne &lt;GRAM m&gt;; &lt;STE&gt; obligasjovne</text:span></text:p>
      <text:p text:style-name="P7"><text:span text:style-name="T4">nbDEF obligasjovne mij edtja maaksomide tjirkedh åesietjiertesne; vd. partiaaleobligasjovne, åesieobligasjovne</text:span></text:p>
      <text:p text:style-name="P5">chq</text:p>
      <text:p text:style-name="P4"><text:span text:style-name="T1">nb<text:tab/></text:span><text:span text:style-name="T2">fellesutgift &lt;GRAM m&gt;; &lt;STE&gt; utgift</text:span></text:p>
      <text:p text:style-name="P15">nbDEF utgift som flere personer er sammen om å betale</text:p>
      <text:p text:style-name="P15">nbMRKN Fellesutgifter i f.eks. borettslag og boligsameie er utgifter til drift og vedlikehold av fellesanlegg, bygninger, oppganger, fellesrom og tekniske anlegg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ektiemaaksoe &lt;GRAM m&gt;; &lt;STE&gt; maaksoe/åasa</text:span></text:p>
      <text:p text:style-name="P15">nbDEF gosse gallesh seamma åasam ektesne maeksieh</text:p>
      <text:p text:style-name="P7"><text:span text:style-name="T4">nbMRKN dagkerh ektiemaaksoeh maehtieh v.g. årromereaktasijtesne gåetien juhtiehtæmman, ektiesijjieh, gåetieh, kåavah, ektietjiehtjelh jih teegknihke gaevnieh dåvvodh.</text:span></text:p>
      <text:p text:style-name="P5">cih</text:p>
      <text:p text:style-name="P4"><text:span text:style-name="T1">nb<text:tab/></text:span><text:span text:style-name="T2">ferdighus &lt;GRAM n&gt;; &lt;STE&gt; typehus</text:span></text:p>
      <text:p text:style-name="P15">nbDEF prefabrikkert hus som settes opp i løpet av relativt kort tid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dorjeldihkie gåetie &lt;GRAM n&gt;; &lt;STE&gt; siejhmegåetie</text:span></text:p>
      <text:p text:style-name="P15">nbDEF gåetiem mij joe dorjesovveme jih maahta varki tsegkedh</text:p>
      <text:p text:style-name="P8"/>
      <text:p text:style-name="P5"><text:soft-page-break/>cqy</text:p>
      <text:p text:style-name="P4"><text:span text:style-name="T1">nb<text:tab/></text:span><text:span text:style-name="T2">forkjøpsrett &lt;GRAM m&gt;</text:span></text:p>
      <text:p text:style-name="P15">nbDEF førsterett til kjøp</text:p>
      <text:p text:style-name="P15">nbMRKN Borettslag tilknyttet boligbyggelag har vedtekter som gir medlemmene forkjøpsrett til ledige leiligheter.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voestegesreakta &lt;GRAM m&gt;</text:span></text:p>
      <text:p text:style-name="P15">nbDEF voestegesrektam åestedh</text:p>
      <text:p text:style-name="P13"><text:span text:style-name="T4">nbMRKN årromereaktasijth mah gåetiebigkemetjiertide veadtasovveme tjoeverieh njoelkedassi mietie jijtsh lihtsegide veedtedh voestegesreaktah naamhtah gåetieluhpieh åestedh</text:span></text:p>
      <text:p text:style-name="P8"/>
      <text:p text:style-name="P5">cxq</text:p>
      <text:p text:style-name="P4"><text:span text:style-name="T1">nb<text:tab/></text:span><text:span text:style-name="T2">framleie &lt;GRAM c&gt;</text:span></text:p>
      <text:p text:style-name="P15">nbDEF det å leie ut noe som en selv har leid, særlig bolig</text:p>
      <text:p text:style-name="P4"><text:span text:style-name="T1">klass<text:tab/></text:span><text:span text:style-name="T3">bolig</text:span></text:p>
      <text:p text:style-name="P4"><text:span text:style-name="T9">smi →<text:tab/>lååjkedimmie</text:span><text:span text:style-name="T11">, lååjkeridh/låne bort, leie ut</text:span><text:span text:style-name="T2"> &lt;GRAM c&gt;</text:span></text:p>
      <text:p text:style-name="P9">nbDEF lååjkerdidh mij joem jijtje leejjeme, eeremes gåetiem</text:p>
      <text:p text:style-name="P5">czt</text:p>
      <text:p text:style-name="P4"><text:span text:style-name="T1">nb<text:tab/></text:span><text:span text:style-name="T2">fritidsbolig &lt;GRAM m&gt;; &lt;STE&gt; bolig</text:span></text:p>
      <text:p text:style-name="P15">nbDEF fast eiendom (med bolig) som brukes i ferie og fritid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hæhtjoe, hahtjoe, eejehtallemegåetie &lt;GRAM m&gt;; &lt;STE&gt; gåetie, årrome-sijjie</text:span></text:p>
      <text:p text:style-name="P15">nbDEF vihties jåarta (gusnie gåetie) mij eejehtallemen utnesåvva</text:p>
      <text:p text:style-name="P8"/>
      <text:p text:style-name="P5"><text:soft-page-break/>dag</text:p>
      <text:p text:style-name="P4"><text:span text:style-name="T1">nb<text:tab/></text:span><text:span text:style-name="T2">frittstående borettslag &lt;GRAM n&gt;</text:span></text:p>
      <text:p text:style-name="P15">nbDEF borettslag som ikke er knyttet til noe boligbyggelag</text:p>
      <text:p text:style-name="P15">nbMRKN Et frittstående borettslag kan stiftes av tre eller flere personer som ønsker å overta en eldre boligeiendom eller ønsker å bygge selv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naamhta årromereaktasijte &lt;GRAM n&gt;</text:span></text:p>
      <text:p text:style-name="P15">nbDEF årromereaktasijte mij ij leah gåetiebigkemetjiertese veadtasovveme</text:p>
      <text:p text:style-name="P13"><text:span text:style-name="T4">nbMRKN naamhta årromereaktasijte maahta tsegkesovvedh golmesh jallh jijnjebh almetjigujmie, mah vaajtelieh båeries gåetiem åestedh, jallh jijtjh bigkedh.</text:span></text:p>
      <text:p text:style-name="P8"/>
      <text:p text:style-name="P5">kqu</text:p>
      <text:p text:style-name="P4"><text:span text:style-name="T1">nb<text:tab/></text:span><text:span text:style-name="T2">fyring &lt;GRAM c&gt;; &lt;SY&gt; oppvarming &lt;GRAM c&gt;</text:span></text:p>
      <text:p text:style-name="P15">nbDEF det å varme opp f.eks. en bolig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11">båeltiehtidh/drive på å fyre</text:span><text:span text:style-name="T2"> &lt;GRAM c&gt;; &lt;SY&gt; baahkenimmie &lt;GRAM c&gt;</text:span></text:p>
      <text:p text:style-name="P15">nbDEF v.g. gåetiem baahkedidh</text:p>
      <text:p text:style-name="P8"/>
      <text:p text:style-name="P5">kqs</text:p>
      <text:p text:style-name="P4"><text:span text:style-name="T1">nb<text:tab/></text:span><text:span text:style-name="T2">første etasje &lt;GRAM m&gt;</text:span></text:p>
      <text:p text:style-name="P13"><text:span text:style-name="T4">nbDEF etasje som ligger i høyde med jordoverflaten, og som er over kjelleren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voesteges lapte &lt;GRAM m&gt;</text:span></text:p>
      <text:p text:style-name="P15">nbDEF lapte mij lea eatnemen daltesisnie, jih tjielleren bijjelen</text:p>
      <text:p text:style-name="P8"/>
      <text:p text:style-name="P5"><text:soft-page-break/>dfr</text:p>
      <text:p text:style-name="P4"><text:span text:style-name="T1">nb<text:tab/></text:span><text:span text:style-name="T2">førsteprioritetslån &lt;GRAM n&gt;; &lt;STE&gt; lån</text:span></text:p>
      <text:p text:style-name="P13"><text:span text:style-name="T4">nbDEF pantelån som gis under forutsetning av at långiver har førsterett i pantet</text:span></text:p>
      <text:p text:style-name="P15">nbMRKN Ved kjøp av egen bolig kan en del av lånet gis som førsteprioritetslån, som har lavere rente enn resten av lånet.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voestegesreaktalaajkoe &lt;GRAM n&gt;; &lt;STE&gt; laajkoe</text:span></text:p>
      <text:p text:style-name="P13"><text:span text:style-name="T4">nbDEF viedteldamme laajkoe man åvtestsiehkieh laajkoeveedtijen lea voestegesreaktam viedteldahkese</text:span></text:p>
      <text:p text:style-name="P9">nbMRKN gosse gåetiem åestedh dle maahta biehkiem voestegesreaktalaajkojne, juktie unnebe laajkoelissine.</text:p>
      <text:p text:style-name="P5">dgd</text:p>
      <text:p text:style-name="P4"><text:span text:style-name="T1">nb<text:tab/></text:span><text:span text:style-name="T2">gang &lt;GRAM m&gt;</text:span></text:p>
      <text:p text:style-name="P15">nbDEF rom som binder sammen bruksrom</text:p>
      <text:p text:style-name="P15">nbMRKN I blokker er gangen også et fellesrom der det er inngang til hver enkelt leilighet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kåava &lt;GRAM m&gt;</text:span></text:p>
      <text:p text:style-name="P15">nbDEF tjiehtjele årrometjiehtjeli gaskoe</text:p>
      <text:p text:style-name="P9">nbMRKN plaassagåetesne kåava lea dovne ektietjiehtjele gusnie oksem fiere guhten gåatielåhpan.</text:p>
      <text:p text:style-name="P5">dim</text:p>
      <text:p text:style-name="P4"><text:span text:style-name="T1">nb<text:tab/></text:span><text:span text:style-name="T2">gjeldsbrevlån &lt;GRAM n&gt;; &lt;STE&gt; lån</text:span></text:p>
      <text:p text:style-name="P13"><text:span text:style-name="T4">nbDEF lån som har sikkerhet i et gjeldsbrev, f.eks. en andelsobligasjon som lyder på innskuddet i et borettslag</text:span></text:p>
      <text:p text:style-name="P15">nbMRKN Gjeldsbrevlån har høyere rente og kortere nedbetalingstid enn pantelån som har sikkerhet i fast eiendom.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laajkoeladtje(prievie)-laajkoe &lt;GRAM n&gt;; &lt;STE&gt; laajkoe</text:span></text:p>
      <text:p text:style-name="P13"><text:span text:style-name="T4">nbDEF gosse laajkoeladtjeprievie laajkoen vihtiestimmine, v.g. åesieobligasjovne årromereaktasijtesne</text:span></text:p>
      <text:p text:style-name="P9">nbMRKN laajkoeladtjeprievie-laajkoen jillebe lissiemaaksoe jih åeniehkåbpoe maaksemetijjie viedtemelaajkoste.</text:p>
      <text:p text:style-name="P5"><text:soft-page-break/>diy</text:p>
      <text:p text:style-name="P4"><text:span text:style-name="T1">nb<text:tab/></text:span><text:span text:style-name="T2">gjennomgangsbolig &lt;GRAM m&gt;; &lt;STE&gt; bolig</text:span></text:p>
      <text:p text:style-name="P15">nbDEF bolig som midlertidig er stilt til disposisjon for personer som er på leting etter en permanent bolig</text:p>
      <text:p text:style-name="P15">nbMRKN Gjennomgangsboliger er ofte kommunale.</text:p>
      <text:p text:style-name="P4"><text:span text:style-name="T1">klass<text:tab/></text:span><text:span text:style-name="T3">bolig sosial</text:span></text:p>
      <text:p text:style-name="P4"><text:span text:style-name="T9">smi →<text:tab/></text:span><text:span text:style-name="T2">annjebodts-gåetie/guessie- &lt;GRAM m&gt;; &lt;STE&gt; gåetie</text:span></text:p>
      <text:p text:style-name="P15">nbDEF gåetie gusnie lea årroeminie mearan jeatja gåetiem ohtsedeminie</text:p>
      <text:p text:style-name="P15">nbMRKN annjebodts-gåetieh leah eeremesh tjielten.</text:p>
      <text:p text:style-name="P8"/>
      <text:p text:style-name="P5">dlt</text:p>
      <text:p text:style-name="P4"><text:span text:style-name="T1">nb<text:tab/></text:span><text:span text:style-name="T2">grunnbok &lt;GRAM c&gt;</text:span></text:p>
      <text:p text:style-name="P15">nbDEF offentlig register over all fast eiendom</text:p>
      <text:p text:style-name="P13"><text:span text:style-name="T4">nbMRKN Grunnboken inneholder opplysninger om skjøter, gjeld og eventuelt andre heftelser på en eiendom og finnes på byskriver- og sorenskriverkontorene.</text:span>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jåartegærja &lt;GRAM c&gt;</text:span></text:p>
      <text:p text:style-name="P15">nbDEF byjjes tjaalege mij gaajhkh jåarte-eekh muana</text:p>
      <text:p text:style-name="P13"><text:span text:style-name="T4">nbMRKN jåartegærjesne leah bievnesh eeken bijre, mejtie laajkoe, vihtiestimmieh jallh viedteldahkh disse, gååvnese staaretjaelije- jih sovretjaelijen kontovrine.</text:span></text:p>
      <text:p text:style-name="P8"/>
      <text:p text:style-name="P5">dnu</text:p>
      <text:p text:style-name="P4"><text:span text:style-name="T1">nb<text:tab/></text:span><text:span text:style-name="T2">gårdeier &lt;GRAM m&gt;</text:span></text:p>
      <text:p text:style-name="P15">nbDEF person som eier en leiegård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aertie-aajhtere &lt;GRAM m&gt;</text:span></text:p>
      <text:p text:style-name="P7"><text:span text:style-name="T4">nbDEF almtejte man leejjemegaertie</text:span></text:p>
      <text:p text:style-name="P5"><text:soft-page-break/>kon</text:p>
      <text:p text:style-name="P4"><text:span text:style-name="T1">nb<text:tab/></text:span><text:span text:style-name="T2">gårdsrom &lt;GRAM n&gt;; &lt;SY&gt; bakgård &lt;GRAM m&gt;</text:span></text:p>
      <text:p text:style-name="P15">nbDEF lite område som tilhører en bygård, og som er omgitt av bygninger, murer eller gjerd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n sjålhkoe/</text:span><text:span text:style-name="T11"> duerhpie/gårdsplass</text:span><text:span text:style-name="T2"> &lt;GRAM n&gt;; &lt;SY&gt; sjålhkoe gåetien duekesne&lt;GRAM m&gt;</text:span></text:p>
      <text:p text:style-name="P9">nbDEF sjålhkoe mij staaregaertien sjåljosne, jih gåetieh, muvrh jallh gierth/giedtieh bijre </text:p>
      <text:p text:style-name="P5">dpg</text:p>
      <text:p text:style-name="P4"><text:span text:style-name="T1">nb<text:tab/></text:span><text:span text:style-name="T2">heftelse &lt;GRAM m&gt;</text:span></text:p>
      <text:p text:style-name="P15">nbDEF rettslig innskrenkning som gjelder fast eiendom; jf. klausul, panteattest</text:p>
      <text:p text:style-name="P15">nbMRKN Heftelsen kan enten være innskrenkning i eierens bruk av eiendommen eller et pantelån (panteheftelse). Eieren kan i så fall ikke selge eiendommen uten samtykke fra långiveren.</text:p>
      <text:p text:style-name="P4"><text:span text:style-name="T1">klass<text:tab/></text:span><text:span text:style-name="T3">bolig finans jur</text:span></text:p>
      <text:p text:style-name="P4"><text:span text:style-name="T9">smi →<text:tab/></text:span><text:span text:style-name="T2">heerreme/dibreldimmie &lt;GRAM m&gt;</text:span></text:p>
      <text:p text:style-name="P15">nbDEF reaktan heerreme jåartese; vd.gaertjiedimmie, viedteldahke-vihnesjimmie</text:p>
      <text:p text:style-name="P7"><text:span text:style-name="T4">nbMRKN maahta gaertjiedidh guktie åådtje jåartam vuj viedtemelaajkoem gietedalledh. Jis nimhtie dellie ij maehtieh jåartam doektedh eannan laajkoe-veedtije jååhkesjamme.</text:span></text:p>
      <text:p text:style-name="P5">dqr</text:p>
      <text:p text:style-name="P4"><text:span text:style-name="T1">nb<text:tab/></text:span><text:span text:style-name="T2">helårsbolig &lt;GRAM m&gt;; &lt;STE&gt; bolig</text:span></text:p>
      <text:p text:style-name="P15">nbDEF bolig som er i bruk hele året; jf. fritidsbolig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abpejaepiengåetie &lt;GRAM m&gt;; &lt;STE&gt; gåetie, årromesijjie</text:span></text:p>
      <text:p text:style-name="P7"><text:span text:style-name="T4">nbDEF gåetie gusnie abpe jaepien årroeminie; vd. hæhtjoe, eejehtallemegåetie</text:span></text:p>
      <text:p text:style-name="P5">dso</text:p>
      <text:p text:style-name="P4"><text:span text:style-name="T1">nb<text:tab/></text:span><text:span text:style-name="T2">hjemforsikring &lt;GRAM c&gt;; &lt;STE&gt; forsikring</text:span></text:p>
      <text:p text:style-name="P15">nbDEF kombinert forsikring som dekker skader på innbo og løsøre ved brann, vannskader eller innbrudd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gåetie-tjirkeme &lt;GRAM c&gt;; &lt;STE&gt; tjirkeme</text:span></text:p>
      <text:p text:style-name="P7"><text:span text:style-name="T4">nbDEF gelliengierts tjirkeme mij dijpie gosse daeverh dalhketjh skilkesovveme buelemisnie, tjaetsijste sljaektjan vuj goerpedehtemen/earjoehtimmien mænngan</text:span></text:p>
      <text:p text:style-name="P5"><text:soft-page-break/>dsy</text:p>
      <text:p text:style-name="P4"><text:span text:style-name="T1">nb<text:tab/></text:span><text:span text:style-name="T2">hjemmel til eiendom &lt;GRAM m&gt;; &lt;STE&gt; eiendom</text:span></text:p>
      <text:p text:style-name="P15">nbDEF lovlig rett til eiendom</text:p>
      <text:p text:style-name="P15">nbMRKN En person som har hjemmel til en eiendom, må være registrert som eier i tinglysingsregisteret i grunnboken.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reaktah jåartese &lt;GRAM m&gt;; &lt;STE&gt; jåarta, eeke</text:span></text:p>
      <text:p text:style-name="P15">nbDEF vihnesje dov leah reaktah jåartese</text:p>
      <text:p text:style-name="P9">nbMRKN almetje man leah reaktah jårtese tjoevere aajhterine jårtegærjan bæjhkoehtimmielåhkosne tjaalasovvedh.</text:p>
      <text:p text:style-name="P5">duo</text:p>
      <text:p text:style-name="P4"><text:span text:style-name="T1">nb<text:tab/></text:span><text:span text:style-name="T2">horisontaldelt bolig &lt;GRAM m&gt;; &lt;STE&gt; bolig</text:span></text:p>
      <text:p text:style-name="P13"><text:span text:style-name="T4">nbDEF bolig i en etasje i tomannsbolig eller firemannsbolig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lapte gåetie &lt;GRAM m&gt;; &lt;STE&gt; gåetie, årromesijjie</text:span></text:p>
      <text:p text:style-name="P15">nbDEF årromesijjie aktine laptesne gosse gøøktesh-gåetie jallh njealjesh-gåetie</text:p>
      <text:p text:style-name="P8"/>
      <text:p text:style-name="P5">dwj</text:p>
      <text:p text:style-name="P4"><text:span text:style-name="T1">nb<text:tab/></text:span><text:span text:style-name="T2">husbanklån &lt;GRAM n&gt;; &lt;STE&gt; lån</text:span></text:p>
      <text:p text:style-name="P13"><text:span text:style-name="T4">nbDEF lån i Den norske stats husbank</text:span>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gåetiebaanghke-laajkoe &lt;GRAM n&gt;; &lt;STE&gt; laajkoe</text:span></text:p>
      <text:p text:style-name="P15">nbDEF laajkoem Nøørjen gåetiebaanghkesne</text:p>
      <text:p text:style-name="P8"/>
      <text:p text:style-name="P5"><text:soft-page-break/>dwn</text:p>
      <text:p text:style-name="P4"><text:span text:style-name="T1">nb<text:tab/></text:span><text:span text:style-name="T2">hushai &lt;GRAM m&gt;</text:span></text:p>
      <text:p text:style-name="P13"><text:span text:style-name="T4">nbDEF person som utnytter folk i bolignød ved å leie ut eller selge altfor dyre boliger, ofte på ulovlig måte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8">gåetievaejsjie/ ååredasse-udyr &lt;GRAM m&gt; </text:span></text:p>
      <text:p text:style-name="P17">nbDEF almetje mij jeatjebi gåetieaehpie jijtse aevhkine åtna, juktie maahta garre leejjemeåasam vaeltedh jallh ååpsen dovres årromesijjh doekedh, daamhtaj laaken vuestie</text:p>
      <text:p text:style-name="P8"/>
      <text:p text:style-name="P5">dwo</text:p>
      <text:p text:style-name="P4"><text:span text:style-name="T1">nb<text:tab/></text:span><text:span text:style-name="T2">husleie &lt;GRAM c&gt;</text:span></text:p>
      <text:p text:style-name="P15">nbDEF pengebeløp som en betaler hver måned for å leie en bolig</text:p>
      <text:p text:style-name="P15">nbMRKN Husleie i borettslag dekker blant annet også renter og avdrag på felles gjeld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maaksoe/leejjemeåasa &lt;GRAM c&gt;</text:span></text:p>
      <text:p text:style-name="P13"><text:span text:style-name="T4">nbDEF åasam mij fierhten asken maaksa juktie gåetiem leejjedh </text:span></text:p>
      <text:p text:style-name="P15">nbMRKN gosse årromereaktasijtesne årroeminie, leejjemeåasa dovne lissiemaaksoem jih ektielaajkoen giesemem dijpie.</text:p>
      <text:p text:style-name="P8"/>
      <text:p text:style-name="P5">dwq</text:p>
      <text:p text:style-name="P4"><text:span text:style-name="T1">nb<text:tab/></text:span><text:span text:style-name="T2">husleieforskudd &lt;GRAM n&gt;</text:span></text:p>
      <text:p text:style-name="P15">nbDEF husleie som betales på forskudd</text:p>
      <text:p text:style-name="P15">nbMRKN En utleier kan ikke kreve forskudd på mer enn tre måneders leie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åvtesmaaksoe gåetiem leejjedh &lt;GRAM n&gt;</text:span></text:p>
      <text:p text:style-name="P15">nbDEF leejjemeåasa mij åvtelbodti maaksa</text:p>
      <text:p text:style-name="P15">nbMRKN gåetieaajhtere ij åådtje jijnjebh golme asken leejjemeåasam åvtelbodti vaetedh.</text:p>
      <text:p text:style-name="P8"/>
      <text:p text:style-name="P5"><text:soft-page-break/>dwp</text:p>
      <text:p text:style-name="P4"><text:span text:style-name="T1">nb<text:tab/></text:span><text:span text:style-name="T2">husleiekontrakt &lt;GRAM m&gt;; &lt;SY&gt; husleieavtale &lt;GRAM m&gt;; &lt;STE&gt; kontrakt</text:span></text:p>
      <text:p text:style-name="P13"><text:span text:style-name="T4">nbDEF skriftlig og rettslig bindende avtale om leie av bolig</text:span></text:p>
      <text:p text:style-name="P15">nbMRKN Husleiekontrakt for leilighet i borettslag og boligaksjeselskap er ikke tidsbegrenset. For hybel kan det avtales oppsigelsestid. Obligasjonsleiligheter har fem års oppsigelsestid.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gåetieluhpie-sjiehtedimmie &lt;GRAM m&gt;; &lt;SY&gt; gåetieluhpie-latjkoe &lt;GRAM m&gt;; &lt;STE&gt; sjiehtedimmie, latjkoe</text:span></text:p>
      <text:p text:style-name="P15">nbDEF tjaaleldh jih reaktan mietie viedteldihkie latjkoem årromesijjiem leejjedh</text:p>
      <text:p text:style-name="P7"><text:span text:style-name="T4">nbMRKN årromereaktasijtesne maahta årrodh man guhkiem jijtje sijhth. Gosse gåetieluhpetje maahta sjiehtedimmesne nååhkeme-tijjem moenedh. Obligasjovne-gåetieluhpide nååhkeme-tijje lea vijhte jaepieh.</text:span></text:p>
      <text:p text:style-name="P5">dwr</text:p>
      <text:p text:style-name="P4"><text:span text:style-name="T1">nb<text:tab/></text:span><text:span text:style-name="T2">husleieloven &lt;GRAM m&gt;; &lt;STE&gt; lov om husleie</text:span></text:p>
      <text:p text:style-name="P15">nbDEF lov av 16 juni 1939 nr 6 om husleie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gåetiemaaksoe-laake &lt;GRAM m&gt;; &lt;STE&gt; laake gåetiemaaksoen bijre</text:span></text:p>
      <text:p text:style-name="P9">nbDEF laake ruffien 16. 1993 nr 6 gåetiemaaksoen bijre</text:p>
      <text:p text:style-name="P5">dws</text:p>
      <text:p text:style-name="P4"><text:span text:style-name="T1">nb<text:tab/></text:span><text:span text:style-name="T2">husleienemnd &lt;GRAM c&gt;</text:span></text:p>
      <text:p text:style-name="P15">nbDEF kommunal nemnd i enkelte kommuner som fastsetter høyeste lovlige pris for leie av de enkelte leiligheter i kommunen</text:p>
      <text:p text:style-name="P15">nbMRKN Husleienemnda er klageinstans i husleiesaker og i husleietvister.</text:p>
      <text:p text:style-name="P4"><text:span text:style-name="T1">klass<text:tab/></text:span><text:span text:style-name="T3">admin bolig</text:span></text:p>
      <text:p text:style-name="P4"><text:span text:style-name="T9">smi →<text:tab/></text:span><text:span text:style-name="T2">gåetiemaaksoe-moenehtse/-dåehkie &lt;GRAM c&gt;</text:span></text:p>
      <text:p text:style-name="P15">nbDEF muvhth tjieltesne moenehtse mij edtja jillemes åasam vihtiestidh tjielten gåetieluhpide. </text:p>
      <text:p text:style-name="P15">nbMRKN gåetiemaaksoe-moenehtsem maahta bieljelidh jis gåetiemaaksoe aamhtesem jallh traahkestehtemem laejhtedh.</text:p>
      <text:p text:style-name="P8"/>
      <text:p text:style-name="P5"><text:soft-page-break/>dwy</text:p>
      <text:p text:style-name="P4"><text:span text:style-name="T1">nb<text:tab/></text:span><text:span text:style-name="T2">husstand &lt;GRAM m&gt;</text:span></text:p>
      <text:p text:style-name="P15">nbDEF personer som hører til samme husholdning</text:p>
      <text:p text:style-name="P15">nbMRKN I de aller fleste tilfeller er en husstand det samme som en familie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guntie &lt;GRAM m&gt;</text:span></text:p>
      <text:p text:style-name="P15">nbDEF almetjh mah seamma gåetiebielesne lihtsegh</text:p>
      <text:p text:style-name="P7"><text:span text:style-name="T4">nbMRKN siejhme gåetieguntie lea seamma goh fuelhkiem.</text:span></text:p>
      <text:p text:style-name="P5">dxb</text:p>
      <text:p text:style-name="P4"><text:span text:style-name="T1">nb<text:tab/></text:span><text:span text:style-name="T2">husvære &lt;GRAM n&gt;</text:span></text:p>
      <text:p text:style-name="P15">nbDEF sted å bo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årromesijjie &lt;GRAM n&gt;</text:span></text:p>
      <text:p text:style-name="P15">nbDEF sijjiem gåetine utnedh</text:p>
      <text:p text:style-name="P8"/>
      <text:p text:style-name="P5">dxi</text:p>
      <text:p text:style-name="P4"><text:span text:style-name="T1">nb<text:tab/></text:span><text:span text:style-name="T2">hybel &lt;GRAM m&gt;</text:span></text:p>
      <text:p text:style-name="P15">nbDEF enkelt rom som leies ut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luhpetje/tjiehtjele-luhpie &lt;GRAM m&gt;</text:span></text:p>
      <text:p text:style-name="P9">nbDEF sjiere tjiehtjelem leejjedh</text:p>
      <text:p text:style-name="P5">dxk</text:p>
      <text:p text:style-name="P4"><text:span text:style-name="T1">nb<text:tab/></text:span><text:span text:style-name="T2">hybelboer &lt;GRAM m&gt;</text:span></text:p>
      <text:p text:style-name="P15">nbDEF person som leier en hybel og bor d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tjiehtjele-orrije &lt;GRAM m&gt;</text:span></text:p>
      <text:p text:style-name="P9">nbDEF almetje mij tjiehtjele-luhpesne årroeminie</text:p>
      <text:p text:style-name="P5"><text:soft-page-break/>dxj</text:p>
      <text:p text:style-name="P4"><text:span text:style-name="T1">nb<text:tab/></text:span><text:span text:style-name="T2">hybelbygg &lt;GRAM n&gt;; &lt;SY&gt; hybelhus &lt;GRAM n&gt;</text:span></text:p>
      <text:p text:style-name="P13"><text:span text:style-name="T4">nbDEF boligblokk som består av hybler eller hybelleiligheter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tjiehtjele-luhpie gåetiem &lt;GRAM n&gt;</text:span></text:p>
      <text:p text:style-name="P15">nbDEF gåetieplaassa gusnie tjiehtjele-luhpieh jallh gåetielohpetjh</text:p>
      <text:p text:style-name="P8"/>
      <text:p text:style-name="P5">dxl</text:p>
      <text:p text:style-name="P4"><text:span text:style-name="T1">nb<text:tab/></text:span><text:span text:style-name="T2">hybelleilighet &lt;GRAM c&gt;; &lt;STE&gt; leilighet</text:span></text:p>
      <text:p text:style-name="P13"><text:span text:style-name="T4">nbDEF liten leilighet som består av ett rom med kjøkkenkrok og eventuelt sovealkove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luhpetje &lt;GRAM c&gt;; &lt;STE&gt; gåetieluhpie</text:span></text:p>
      <text:p text:style-name="P15">nbDEF onne gåetieluhpiem aktine tjiehtjeline gusnie tjøøkekråane, jih kanne åeremesijjem</text:p>
      <text:p text:style-name="P8"/>
      <text:p text:style-name="P5">dyg</text:p>
      <text:p text:style-name="P4"><text:span text:style-name="T1">nb<text:tab/></text:span><text:span text:style-name="T2">høyblokk &lt;GRAM c&gt;; &lt;STE&gt; blokk</text:span></text:p>
      <text:p text:style-name="P13"><text:span text:style-name="T4">nbDEF blokk med mer enn fire etasjer</text:span></text:p>
      <text:p text:style-name="P15">nbMRKN Blokken må ha heis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jilleplaassa &lt;GRAM c&gt;; &lt;STE&gt; gåetieplaassa</text:span></text:p>
      <text:p text:style-name="P15">nbDEF plaassa man jijnjebe njielje laptijste</text:p>
      <text:p text:style-name="P15">nbMRKN plaassa tjoevere heejsem utnedh</text:p>
      <text:p text:style-name="P8"/>
      <text:p text:style-name="P5">ecd</text:p>
      <text:p text:style-name="P4"><text:span text:style-name="T1">nb<text:tab/></text:span><text:span text:style-name="T2">innbo &lt;GRAM n&gt;</text:span></text:p>
      <text:p text:style-name="P13"><text:span text:style-name="T4">nbDEF møbler og andre gjenstander som kan flyttes i en bolig; jf. løsøre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dalketjh-utstyr, gaevnieh-saker,ting en bruker, daeverh-ting, gjenstand, vare&lt;GRAM n&gt;</text:span></text:p>
      <text:p text:style-name="P15">nbDEF stovlh buertieh skåaph jih jeatjah gaevnieh mah gåarede dåbpaldidh; vd.daeverh, tjognh, dalhketjh</text:p>
      <text:p text:style-name="P8"/>
      <text:p text:style-name="P5"><text:soft-page-break/>koo</text:p>
      <text:p text:style-name="P4"><text:span text:style-name="T1">nb<text:tab/></text:span><text:span text:style-name="T2">innboforsikring &lt;GRAM c&gt;; &lt;STE&gt; forsikring</text:span></text:p>
      <text:p text:style-name="P15">nbDEF forsikring av møbler og andre løse gjenstander i en bolig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gaevnietjirkeme &lt;GRAM c&gt;; &lt;STE&gt; tjirkeme</text:span></text:p>
      <text:p text:style-name="P15">nbDEF tjirkemem gåtien gaevnide </text:p>
      <text:p text:style-name="P8"/>
      <text:p text:style-name="P5">ece</text:p>
      <text:p text:style-name="P4"><text:span text:style-name="T1">nb<text:tab/></text:span><text:span text:style-name="T2">innbrudd &lt;GRAM n&gt;</text:span></text:p>
      <text:p text:style-name="P13"><text:span text:style-name="T4">nbDEF forbrytelse som består i å bryte seg inn i en annens hus</text:span>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goerpedehteme/earjoehtimmie/sualadimmie &lt;GRAM n&gt;</text:span></text:p>
      <text:p text:style-name="P15">nbDEF miedtedh jeatjah almetji gåetide bihted</text:p>
      <text:p text:style-name="P8"/>
      <text:p text:style-name="P5">egr</text:p>
      <text:p text:style-name="P4"><text:span text:style-name="T1">nb<text:tab/></text:span><text:span text:style-name="T2">interiør &lt;GRAM n&gt;</text:span></text:p>
      <text:p text:style-name="P15">nbDEF innredning og utstyr inne i et hus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aevnieh, daeverh, dalketjh &lt;GRAM n&gt;</text:span></text:p>
      <text:p text:style-name="P9">nbDEF gaevnieh mah gåetien sisnie</text:p>
      <text:p text:style-name="P5">ehm</text:p>
      <text:p text:style-name="P4"><text:span text:style-name="T1">nb<text:tab/></text:span><text:span text:style-name="T2">inventar &lt;GRAM n&gt;</text:span></text:p>
      <text:p text:style-name="P15">nbDEF innbo og løsøre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aevnieh, daeverh, dalketjh &lt;GRAM n&gt;</text:span></text:p>
      <text:p text:style-name="P15">nbDEF gåetien gaevnieh jih daeverh</text:p>
      <text:p text:style-name="P8"/>
      <text:p text:style-name="P5"><text:soft-page-break/>elz</text:p>
      <text:p text:style-name="P4"><text:span text:style-name="T1">nb<text:tab/></text:span><text:span text:style-name="T2">kjeller &lt;GRAM m&gt;</text:span></text:p>
      <text:p text:style-name="P13"><text:span text:style-name="T4">nbDEF murt eller støpt rom under bakkenivå på hus</text:span></text:p>
      <text:p text:style-name="P15">nbMRKN Kjelleren kan inneholde boder for blant annet mat og brensel, vaskerom og eventuelt oppholdsrom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tjeallere &lt;GRAM m&gt;</text:span></text:p>
      <text:p text:style-name="P15">nbDEF movretjiehtjele deavadaltesen vueliehkåbpoe gåetien nuelesne</text:p>
      <text:p text:style-name="P13"><text:span text:style-name="T4">nbMRKN tjeallarisnie maahta ovmessie buvrh tjiehtjelh beapmojde, båeltems aatide, gaarvoeh bissedh, jih dovne årrometjiehtjelh.</text:span></text:p>
      <text:p text:style-name="P8"/>
      <text:p text:style-name="P5">api</text:p>
      <text:p text:style-name="P4"><text:span text:style-name="T1">nb<text:tab/></text:span><text:span text:style-name="T2">kommunale avgifter &lt;GRAM c pl&gt;; &lt;STE&gt; avgift</text:span></text:p>
      <text:p text:style-name="P15">nbDEF beløp som huseier må betale for kommunale ytelser som renovasjon, vanntilførsel, feiing o.a.</text:p>
      <text:p text:style-name="P4"><text:span text:style-name="T1">klass<text:tab/></text:span><text:span text:style-name="T3">admin bolig</text:span></text:p>
      <text:p text:style-name="P4"><text:span text:style-name="T9">smi →<text:tab/></text:span><text:span text:style-name="T2">tjieltese maaksoeh &lt;GRAM c pl&gt;; &lt;STE&gt; maaksoe</text:span></text:p>
      <text:p text:style-name="P15">nbDEF gåetieaajhteren åasam mij tjoevere tjielten faaleldahki åvteste maeksedh.</text:p>
      <text:p text:style-name="P8"/>
      <text:p text:style-name="P5">erv</text:p>
      <text:p text:style-name="P4"><text:span text:style-name="T1">nb<text:tab/></text:span><text:span text:style-name="T2">kondemnert &lt;GRAM adj&gt;</text:span></text:p>
      <text:p text:style-name="P15">nbDEF som er erklært for ubrukelig og ikke er verdt å reparere</text:p>
      <text:p text:style-name="P13"><text:span text:style-name="T4">nbMRKN Kondemnering av hus skjer ofte etter anmodning fra Helserådet.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8">hiejhteme &lt;GRAM adj&gt;</text:span></text:p>
      <text:p text:style-name="P17">nbDEF gosse ij vielie måane dåvvodh</text:p>
      <text:p text:style-name="P11">nbMRKN siejhme Varresreeremen diedte stilledh gåetieh hiejhtedh.</text:p>
      <text:p text:style-name="P5">ewg</text:p>
      <text:p text:style-name="P4"><text:span text:style-name="T1">nb<text:tab/></text:span><text:span text:style-name="T2">kostnadsoverslag &lt;GRAM n&gt;; &lt;SY&gt; kostnadskalkyle &lt;GRAM m&gt;</text:span></text:p>
      <text:p text:style-name="P13"><text:span text:style-name="T4">nbDEF beregning av utgifter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8">åasa-aerviedimmiem &lt;GRAM n&gt;; &lt;SY&gt; åasakalkyjlem &lt;GRAM m&gt;</text:span></text:p>
      <text:p text:style-name="P11">nbDEF ryøknedh man stoerre maaksoem sjædta. </text:p>
      <text:p text:style-name="P5"><text:soft-page-break/>fcx</text:p>
      <text:p text:style-name="P4"><text:span text:style-name="T1">nb<text:tab/></text:span><text:span text:style-name="T2">lavblokk &lt;GRAM c&gt;; &lt;STE&gt; blokk</text:span></text:p>
      <text:p text:style-name="P15">nbDEF blokk med inntil fire etasjer</text:p>
      <text:p text:style-name="P13"><text:span text:style-name="T4">nbMRKN Det er ikke påbudt med heis i en lavblokk.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onne gåetieplaassa &lt;GRAM c&gt;; &lt;STE&gt; gåetieplaassa</text:span></text:p>
      <text:p text:style-name="P15">nbDEF gåetieplaassa gusnie jijnjemes njielje lapth</text:p>
      <text:p text:style-name="P9">nbMRKN ij leah stilleme heejsem utnedh onne gåetieplassesne.</text:p>
      <text:p text:style-name="P5">fep</text:p>
      <text:p text:style-name="P4"><text:span text:style-name="T1">nb<text:tab/></text:span><text:span text:style-name="T2">leieboer &lt;GRAM m&gt;</text:span></text:p>
      <text:p text:style-name="P13"><text:span text:style-name="T4">nbDEF person som leier og bor i en bolig; jf. leietaker, utleier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leejjedæjja &lt;GRAM m&gt; &gt;; &lt;STE&gt; leejjeme-årroje, luhpie-årroje</text:span></text:p>
      <text:p text:style-name="P15">nbDEF almetje gie leejjeme gåetesne årroeminie</text:p>
      <text:p text:style-name="P8"/>
      <text:p text:style-name="P5">feq</text:p>
      <text:p text:style-name="P4"><text:span text:style-name="T1">nb<text:tab/></text:span><text:span text:style-name="T2">leieboerforening &lt;GRAM c&gt;</text:span></text:p>
      <text:p text:style-name="P15">nbDEF organisasjon som ivaretar leieboernes interess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leejjedæjja-siebrie &lt;GRAM c&gt;; &lt;STE&gt; luhpieårroje-siebrie</text:span></text:p>
      <text:p text:style-name="P9">nbDEF siebrie mij lea barkeminie leejjedæjjaj bueriem gietedidh</text:p>
      <text:p text:style-name="P5">fer</text:p>
      <text:p text:style-name="P4"><text:span text:style-name="T1">nb<text:tab/></text:span><text:span text:style-name="T2">leieforhold &lt;GRAM n&gt;</text:span></text:p>
      <text:p text:style-name="P15">nbDEF forhold mellom utleier og leietaker, f.eks. ved leie av bolig; jf. husleiekontrakt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leejjeme-tsiehkieh &lt;GRAM n&gt;</text:span></text:p>
      <text:p text:style-name="P15">nbDEF tsiehkieh leejjedæjjan leejjestæjjan gaskesne, gosse gåetiem leejjedh; vd. gåetiemaaksoe-sjiehtedimmie</text:p>
      <text:p text:style-name="P8"/>
      <text:p text:style-name="P5"><text:soft-page-break/>fes</text:p>
      <text:p text:style-name="P4"><text:span text:style-name="T1">nb<text:tab/></text:span><text:span text:style-name="T2">leiegård &lt;GRAM m&gt;</text:span></text:p>
      <text:p text:style-name="P15">nbDEF bygning med leiligheter eller lokaler til utleie</text:p>
      <text:p text:style-name="P15">nbMRKN De som leier, har ingen eiendomsrett og betaler månedlig leie til gårdeieren for å få disponere lokalene eller leiligheten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leejjeme-gaertie/-gåetie &lt;GRAM m&gt;</text:span></text:p>
      <text:p text:style-name="P15">nbDEF gåetie gusnie jijnjebh gåetieluhpieh jallh tjijhtjelh leejjemse</text:p>
      <text:p text:style-name="P15">nbMRKN Almetjh guhth gåetiem leejjeme ij naan aajhtere-reaktah åadtjh jih tjoeverh fierhten asken leejjeme-åasam maeksedh juktie gåetiem utnedh.</text:p>
      <text:p text:style-name="P8"/>
      <text:p text:style-name="P5">few</text:p>
      <text:p text:style-name="P4"><text:span text:style-name="T1">nb<text:tab/></text:span><text:span text:style-name="T2">leietaker &lt;GRAM m&gt;</text:span></text:p>
      <text:p text:style-name="P15">nbDEF person eller selskap som leier en bolig, uten nødvendigvis å bo i den; jf. leieboer, utleier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luhpie-årroje/-arrije &lt;GRAM m&gt; </text:span></text:p>
      <text:p text:style-name="P13"><text:span text:style-name="T4">nbDEF almetje vuj tjierte guhth gåetiem leejjeme, jih ij daerpesjh desnie årrodh</text:span></text:p>
      <text:p text:style-name="P8"/>
      <text:p text:style-name="P5">fex</text:p>
      <text:p text:style-name="P4"><text:span text:style-name="T1">nb<text:tab/></text:span><text:span text:style-name="T2">leietid &lt;GRAM c&gt;</text:span></text:p>
      <text:p text:style-name="P15">nbDEF avtalt tidsrom for leie; jf. oppsigelsestid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leejjeme-boelhke &lt;GRAM c&gt; leejjeme-aejkie, leejjeme-tijje</text:span></text:p>
      <text:p text:style-name="P9">nbDEF man guhkiem edtja gåetiem leejjedh latjkoen mietie; vd. nååhkeme-tijje</text:p>
      <text:p text:style-name="P5"><text:soft-page-break/>fey</text:p>
      <text:p text:style-name="P4"><text:span text:style-name="T1">nb<text:tab/></text:span><text:span text:style-name="T2">leilighet &lt;GRAM c&gt;</text:span></text:p>
      <text:p text:style-name="P15">nbDEF bolig som består av ett eller flere rom og kjøkken</text:p>
      <text:p text:style-name="P15">nbMRKN En leilighet har som regel også bad og wc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luhpie &lt;GRAM c&gt;</text:span></text:p>
      <text:p text:style-name="P15">nbDEF årrome-sijjie man lea jijnjebh akte tjiehtjelijstie, jih dovne tjøøke</text:p>
      <text:p text:style-name="P13"><text:span text:style-name="T4">nbMRKN Siejhme gåetieluhpien aaj sjiere lååvkeme-tjiehtjelem jih ohtjegåetiem.</text:span></text:p>
      <text:p text:style-name="P8"/>
      <text:p text:style-name="P5">fez</text:p>
      <text:p text:style-name="P4"><text:span text:style-name="T1">nb<text:tab/></text:span><text:span text:style-name="T2">leilighetsdokument &lt;GRAM n&gt;; &lt;STE&gt; dokument</text:span></text:p>
      <text:p text:style-name="P15">nbDEF dokument som stilles som sikkerhet for lån til leilighet i borettslag; jf. andelsbevis, andelsobligasjon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gåetieluhpie-tjaalege &lt;GRAM n&gt;; &lt;STE&gt; tjaalege, tjaatsege, låhkoe</text:span></text:p>
      <text:p text:style-name="P9">nbDEF tjaatsege mij lea laajkoen tjirkemine, gåetielåhpan årromereaktasijtesne; vd. åesievihnesjimmie, åesieobligasjovne</text:p>
      <text:p text:style-name="P5">fiu</text:p>
      <text:p text:style-name="P4"><text:span text:style-name="T1">nb<text:tab/></text:span><text:span text:style-name="T2">loft &lt;GRAM n&gt;</text:span></text:p>
      <text:p text:style-name="P15">nbDEF etasje eller rom under taket i hus eller bygning</text:p>
      <text:p text:style-name="P15">nbMRKN Et loft brukes ofte til oppbevaring eller tørking av klær, eller det kan innredes til leilighet, hybel eller oppholdsrom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bijjielapte &lt;GRAM n&gt;</text:span></text:p>
      <text:p text:style-name="P15">nbDEF lapte vuj tjiehtjele gåetien bæjngoerehpien nuelesne</text:p>
      <text:p text:style-name="P15">nbMRKN Siejhme biejjielaptem utnedh dalketjh bartelidh jallh lovves-gaarvoeh sedtedh, aaj maahta gåetieluhpine darjodh, årrometjiehtjeline jallh hyjbeline.</text:p>
      <text:p text:style-name="P8"/>
      <text:p text:style-name="P5"><text:soft-page-break/>kqv</text:p>
      <text:p text:style-name="P4"><text:span text:style-name="T1">nb<text:tab/></text:span><text:span text:style-name="T2">lokale &lt;GRAM n&gt;</text:span></text:p>
      <text:p text:style-name="P15">nbDEF rom til yrkesvirksomhet eller til sosiale aktivitet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tjiehtjele &lt;GRAM n&gt;</text:span></text:p>
      <text:p text:style-name="P15">nbDEF tjiehtjele maahta båarkeredarjomasse jallh sovsiaale deahpadimmide utnesovvedh </text:p>
      <text:p text:style-name="P8"/>
      <text:p text:style-name="P5">fnf</text:p>
      <text:p text:style-name="P4"><text:span text:style-name="T1">nb<text:tab/></text:span><text:span text:style-name="T2">løpedager &lt;GRAM m pl&gt;</text:span></text:p>
      <text:p text:style-name="P13"><text:span text:style-name="T4">nbDEF tidligere ordning der gjeld kunne betales innen åtte dager etter forfallsdag</text:span></text:p>
      <text:p text:style-name="P15">nbMRKN Ordningen med løpedager ble opphevet i 1976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nååhkeme-biejjieh &lt;GRAM m pl&gt;</text:span></text:p>
      <text:p text:style-name="P13"><text:span text:style-name="T4">nbDEF ovtetje øørnege gosse annje åadtjoejin laajkoem maeksedh gaektsien biejjien minngemesbiejjien mænngan</text:span></text:p>
      <text:p text:style-name="P15">nbMRKN Daate lea øørnegem mij 1976 joe løøjhtin. </text:p>
      <text:p text:style-name="P8"/>
      <text:p text:style-name="P5">fnw</text:p>
      <text:p text:style-name="P4"><text:span text:style-name="T1">nb<text:tab/></text:span><text:span text:style-name="T2">løsøre &lt;GRAM n&gt;</text:span></text:p>
      <text:p text:style-name="P15">nbDEF gjenstander som ikke er fast eiendom; jf. innbo, inventar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daekieh &lt;GRAM n&gt; ; &lt;STE&gt; tjåenieh</text:span></text:p>
      <text:p text:style-name="P13"><text:span text:style-name="T4">nbDEF tjåenieh mah ij leah jåartine eekine; vd. daeverh, gaevnieh, dalketjh</text:span></text:p>
      <text:p text:style-name="P8"/>
      <text:p text:style-name="P5">fpk</text:p>
      <text:p text:style-name="P4"><text:span text:style-name="T1">nb<text:tab/></text:span><text:span text:style-name="T2">mangel &lt;GRAM m&gt;; &lt;STE&gt; matmangel; &lt;STE&gt; boligmangel</text:span></text:p>
      <text:p text:style-name="P15">nbDEF knapphet på noe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namhtah årrodh &lt;GRAM m&gt;; beapmohth &lt;STE&gt; ; &lt;STE&gt; gåetehth</text:span></text:p>
      <text:p text:style-name="P15">nbDEF mestie joem namhtah</text:p>
      <text:p text:style-name="P8"/>
      <text:p text:style-name="P5"><text:soft-page-break/>fpj</text:p>
      <text:p text:style-name="P4"><text:span text:style-name="T1">nb<text:tab/></text:span><text:span text:style-name="T2">mangel &lt;GRAM m&gt;; &lt;SY&gt; feil &lt;GRAM m&gt;</text:span></text:p>
      <text:p text:style-name="P13"><text:span text:style-name="T4">nbDEF forhold ved vare eller tjeneste som ikke er som det skulle være</text:span>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faatoes/faeties &lt;GRAM m&gt;; &lt;SY&gt; faeties, gåarhmode, miste, båastoeh &lt;GRAM m&gt;</text:span></text:p>
      <text:p text:style-name="P9">nbDEF tsiehkieh daeveren jallh faaleldahken bijre mah eah reaktoe.</text:p>
      <text:p text:style-name="P5">fqx</text:p>
      <text:p text:style-name="P4"><text:span text:style-name="T1">nb<text:tab/></text:span><text:span text:style-name="T2">medeier &lt;GRAM m&gt;</text:span></text:p>
      <text:p text:style-name="P13"><text:span text:style-name="T4">nbDEF person som eier noe i fellesskap med andre</text:span>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åesie-aajhtere &lt;GRAM m&gt;; &lt;SY&gt; mieltie-aajhtere</text:span></text:p>
      <text:p text:style-name="P9">nbDEF almetje guhte jeatjebi ektesne aajhterine </text:p>
      <text:p text:style-name="P5">fvm</text:p>
      <text:p text:style-name="P4"><text:span text:style-name="T1">nb<text:tab/></text:span><text:span text:style-name="T2">mislighold &lt;GRAM n&gt;; &lt;STE&gt; avtalebrudd &lt;GRAM n&gt;</text:span></text:p>
      <text:p text:style-name="P13"><text:span text:style-name="T4">nbDEF det å ikke holde en kontraktmessig forpliktelse</text:span>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8">bæjhkarimmiem &lt;GRAM n&gt;; &lt;STE&gt; latjkoe-birhkemem (forlate, løpe fra) &lt;GRAM n&gt;</text:span></text:p>
      <text:p text:style-name="P17">nbDEF gosse sjiehtedimmien vuestelen dåemiedamme jih diedtem laahpeme. </text:p>
      <text:p text:style-name="P14"/>
      <text:p text:style-name="P8"/>
      <text:p text:style-name="P5">fvw</text:p>
      <text:p text:style-name="P4"><text:span text:style-name="T1">nb<text:tab/></text:span><text:span text:style-name="T2">modernisere &lt;GRAM v&gt;; &lt;SY&gt; fornye &lt;GRAM v&gt;</text:span></text:p>
      <text:p text:style-name="P13"><text:span text:style-name="T4">nbDEF utbedre eller forandre noe for å tilfredsstille dagens krav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orresdehtedh &lt;GRAM v&gt;; &lt;SY&gt; orrestidh, orredistedh &lt;GRAM v&gt; </text:span></text:p>
      <text:p text:style-name="P9">nbDEF mij joem orrestidh juktie daaletje njolkedassi mietie</text:p>
      <text:p text:style-name="P5"><text:soft-page-break/>fzf</text:p>
      <text:p text:style-name="P4"><text:span text:style-name="T1">nb<text:tab/></text:span><text:span text:style-name="T2">nabovarsel &lt;GRAM n&gt;; &lt;STE&gt; varsel</text:span></text:p>
      <text:p text:style-name="P13"><text:span text:style-name="T4">nbDEF skriftlig melding om bygging til grunneiere som har eiendom som grenser inn til det området det skal bygges på</text:span></text:p>
      <text:p text:style-name="P15">nbMRKN Nabovarsel er påkrevd, og kopi av nabovarselet skal sendes til kommunen når det søkes om byggetillatelse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kraannah bieljelidh &lt;GRAM n&gt;; &lt;STE&gt; bieljelimmie, saerniestimmie, bæjhkoehtimmie</text:span></text:p>
      <text:p text:style-name="P15">nbDEF tjaaleldh tijrem biegkeme-kluhterdimmien bijre, gusnie kraannide bieljele mej leah jåartaraaste bigkemesæjjan</text:p>
      <text:p text:style-name="P15">nbMRKN njoelkedassi mietie tjoevere kraannah bieljelidh, jih kopijem tjieltese seedtedh ohtsemine ektesne.</text:p>
      <text:p text:style-name="P8"/>
      <text:p text:style-name="P5">gev</text:p>
      <text:p text:style-name="P4"><text:span text:style-name="T1">nb<text:tab/></text:span><text:span text:style-name="T2">obligasjon &lt;GRAM m&gt;</text:span></text:p>
      <text:p text:style-name="P15">nbDEF verdipapir eller dokument med gjeldserklæring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obligasjovne &lt;GRAM m&gt;</text:span></text:p>
      <text:p text:style-name="P15">nbDEF vierhtietjaatsege jallh tjaalege gusnie laajkoebæjhkoehtimmiem</text:p>
      <text:p text:style-name="P8"/>
      <text:p text:style-name="P5">gew</text:p>
      <text:p text:style-name="P4"><text:span text:style-name="T1">nb<text:tab/></text:span><text:span text:style-name="T2">obligasjonsleilighet &lt;GRAM c&gt;; &lt;STE&gt; leilighet</text:span></text:p>
      <text:p text:style-name="P13"><text:span text:style-name="T4">nbDEF leilighet der leieboeren yter et lån til huseieren mot en pantobligasjon i eiendommen som gir leierett; jf. aksjeleilighet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luhpie-obligasjovne&lt;GRAM c&gt;; &lt;STE&gt; gåetieluhpie</text:span></text:p>
      <text:p text:style-name="P7"><text:span text:style-name="T4">nbDEF gosse gåetieaajhtere beetnegh løøneme leejjemeårrojistie, jih dihte jis viedtemeobligasjovnem jåartine åådtje jih aaj leejjemereaktah; vd. aaksja-gåetieluhpie</text:span></text:p>
      <text:p text:style-name="P5"><text:soft-page-break/>ggq</text:p>
      <text:p text:style-name="P4"><text:span text:style-name="T1">nb<text:tab/></text:span><text:span text:style-name="T2">ombygging &lt;GRAM c&gt;</text:span></text:p>
      <text:p text:style-name="P15">nbDEF det å forandre på noe som er oppbygd, f.eks. et hus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orresdehtedh &lt;GRAM c&gt;; &lt;STE&gt; orrestidh</text:span></text:p>
      <text:p text:style-name="P15">nbDEF jeatjahtovvedh mij joem bigkeldihkie, v.g. gåetiem</text:p>
      <text:p text:style-name="P8"/>
      <text:p text:style-name="P5">ggu</text:p>
      <text:p text:style-name="P4"><text:span text:style-name="T1">nb<text:tab/></text:span><text:span text:style-name="T2">ominnredning &lt;GRAM c&gt;</text:span></text:p>
      <text:p text:style-name="P13"><text:span text:style-name="T4">nbDEF det å forandre på inventaret i en bolig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orresth-bartelimmie &lt;GRAM c&gt;</text:span></text:p>
      <text:p text:style-name="P9">nbDEF gåetien ”sysngelh” orrestidh????</text:p>
      <text:p text:style-name="P5">gif</text:p>
      <text:p text:style-name="P4"><text:span text:style-name="T1">nb<text:tab/></text:span><text:span text:style-name="T2">oppføringslån &lt;GRAM n&gt;; &lt;STE&gt; lån</text:span></text:p>
      <text:p text:style-name="P15">nbDEF lån formidlet av Husbanken til bygging av ny bolig; jf. etableringslån, ervervslån</text:p>
      <text:p text:style-name="P13"><text:span text:style-name="T4">nbMRKN Oppføringslån har lav rente de første årene, som stiger senere.</text:span>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tsegkemelajkoe &lt;GRAM n&gt;; &lt;STE&gt; lajkoe</text:span></text:p>
      <text:p text:style-name="P15">nbDEF lajkoem Gåetiebaangken tjirrh åådtjeme juktie orre gåetiem bigkedh; vd. tjaskanimmielajkoe, viehkielajkoe</text:p>
      <text:p text:style-name="P13"><text:span text:style-name="T4">nbMRKN tsegkemelajkoen lea vuelehks lissiemaaksoem/reentah voesteges jaepiej.</text:span></text:p>
      <text:p text:style-name="P8"/>
      <text:p text:style-name="P5">gjw</text:p>
      <text:p text:style-name="P4"><text:span text:style-name="T1">nb<text:tab/></text:span><text:span text:style-name="T2">oppsagt &lt;GRAM adj&gt;; &lt;SY&gt; sagt opp &lt;GRAM adj&gt;</text:span></text:p>
      <text:p text:style-name="P15">nbDEF som har fått oppsigelse</text:p>
      <text:p text:style-name="P4"><text:span text:style-name="T1">klass<text:tab/></text:span><text:span text:style-name="T3">arbeid bolig finans</text:span></text:p>
      <text:p text:style-name="P4"><text:span text:style-name="T9">smi →<text:tab/></text:span><text:span text:style-name="T2">gåvnahtovveme &lt;GRAM adj&gt;</text:span></text:p>
      <text:p text:style-name="P15">nbDEF barkoesijjem tjoevere laehpedh</text:p>
      <text:p text:style-name="P8"/>
      <text:p text:style-name="P5"><text:soft-page-break/>gjy</text:p>
      <text:p text:style-name="P4"><text:span text:style-name="T1">nb<text:tab/></text:span><text:span text:style-name="T2">oppsigelig leiekontrakt &lt;GRAM m&gt;; &lt;STE&gt; kontrakt</text:span></text:p>
      <text:p text:style-name="P15">nbDEF leiekontrakt som kan sies opp etter vanlige regler for oppsigelse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nåhkeldh leejjemelatjkoe &lt;GRAM m&gt;; &lt;STE&gt; latjkoe, sjiehtedimmie</text:span></text:p>
      <text:p text:style-name="P7"><text:span text:style-name="T4">nbDEF leejjemelatjkoem mij maahta nåhkelidh siejhme njoelkedassi mietie</text:span></text:p>
      <text:p text:style-name="P5">gjz</text:p>
      <text:p text:style-name="P4"><text:span text:style-name="T1">nb<text:tab/></text:span><text:span text:style-name="T2">oppsigelse &lt;GRAM m&gt;</text:span></text:p>
      <text:p text:style-name="P15">nbDEF erklæring om at en avtale eller en kontrakt ikke gjelder lenger</text:p>
      <text:p text:style-name="P15">nbMRKN Oppsigelsen trer i kraft først etter at oppsigelsesfristen er utløpt.</text:p>
      <text:p text:style-name="P4"><text:span text:style-name="T1">klass<text:tab/></text:span><text:span text:style-name="T3">arbeid bolig finans jur</text:span></text:p>
      <text:p text:style-name="P4"><text:span text:style-name="T9">smi →<text:tab/></text:span><text:span text:style-name="T2">nåhkeme-bæjhkoehtimmie &lt;GRAM m&gt;; &lt;STE&gt; nåhkemem</text:span></text:p>
      <text:p text:style-name="P15">nbDEF bæjhkoehtimmiem sjiehtedimmie ij vielie edtja dijpedh</text:p>
      <text:p text:style-name="P15">nbMRKN nåhkeme aalka gosse nåhkemeraastem jakseme.</text:p>
      <text:p text:style-name="P8"/>
      <text:p text:style-name="P5">gka</text:p>
      <text:p text:style-name="P4"><text:span text:style-name="T1">nb<text:tab/></text:span><text:span text:style-name="T2">oppsigelsesfrist &lt;GRAM m&gt;</text:span></text:p>
      <text:p text:style-name="P15">nbDEF siste dato før oppsigelsen blir gjort gjeldende</text:p>
      <text:p text:style-name="P4"><text:span text:style-name="T1">klass<text:tab/></text:span><text:span text:style-name="T3">arbeid bolig finans</text:span></text:p>
      <text:p text:style-name="P4"><text:span text:style-name="T9">smi →<text:tab/></text:span><text:span text:style-name="T2">nåhkemeraaste &lt;GRAM m&gt;</text:span></text:p>
      <text:p text:style-name="P15">nbDEF minngemes biejjem eannan nåhkeme dijpie.</text:p>
      <text:p text:style-name="P8"/>
      <text:p text:style-name="P5">gkc</text:p>
      <text:p text:style-name="P4"><text:span text:style-name="T1">nb<text:tab/></text:span><text:span text:style-name="T2">oppsigelsestid &lt;GRAM c&gt;</text:span></text:p>
      <text:p text:style-name="P15">nbDEF tidsrom fra en avtale eller kontrakt blir sagt opp til oppsigelsen blir gjort gjeldende</text:p>
      <text:p text:style-name="P15">nbMRKN Oppsigelsestiden er ofte avtalt i husleiekontrakter, lånekontrakter og arbeidsavtaler.</text:p>
      <text:p text:style-name="P4"><text:span text:style-name="T1">klass<text:tab/></text:span><text:span text:style-name="T3">arbeid bolig finans</text:span></text:p>
      <text:p text:style-name="P4"><text:span text:style-name="T9">smi →<text:tab/></text:span><text:span text:style-name="T2">nåhkemetijje &lt;GRAM c&gt;; &lt;STE&gt; nåhkemeboelhke</text:span></text:p>
      <text:p text:style-name="P15">nbDEF tijje nåhkeme-bæjhkoehtimmien jih nåhkemen dijpemen gaskesne.</text:p>
      <text:p text:style-name="P9">nbMRKN Siejhme lea nåhkemetijjem gåetiemaaksoe-latjkosne, lajkoesjiehtedimmesne jih barkoe-sjiehtedimmesne moenedh.</text:p>
      <text:p text:style-name="P5"><text:soft-page-break/>gke</text:p>
      <text:p text:style-name="P4"><text:span text:style-name="T1">nb<text:tab/></text:span><text:span text:style-name="T2">oppsigelsesvern &lt;GRAM n&gt;</text:span></text:p>
      <text:p text:style-name="P15">nbDEF lovlig bestemt beskyttelse mot oppsigelse av arbeidsavtale eller leieavtale uten rimelig grunn eller uten oppsigelsestid</text:p>
      <text:p text:style-name="P15">nbMRKN Oppsigelsesvern er blant annet behandlet i husleieloven og arbeidsmiljøloven.</text:p>
      <text:p text:style-name="P4"><text:span text:style-name="T1">klass<text:tab/></text:span><text:span text:style-name="T3">arbeid bolig jur</text:span></text:p>
      <text:p text:style-name="P4"><text:span text:style-name="T9">smi →<text:tab/></text:span><text:span text:style-name="T2">gåvnahtimmie-tjirkeme/- vaarjelimmie &lt;GRAM n&gt;</text:span></text:p>
      <text:p text:style-name="P15">nbDEF laake lea vihtiestamme galka gapsahtalleme gåvnahtimmijste, barkoe-sjiehtedimmeste jallh leejjeme-latjkoste vaarjelidh, jih nåhkemetijjem tjirkedh.</text:p>
      <text:p text:style-name="P15">nbMRKN Gåetieleejjemelaakesne jih barkoebyjrehtselaakesne gåvnehtimmie-tjirkemem moeneme.</text:p>
      <text:p text:style-name="P8"/>
      <text:p text:style-name="P5">gkr</text:p>
      <text:p text:style-name="P4"><text:span text:style-name="T1">nb<text:tab/></text:span><text:span text:style-name="T2">oppussing &lt;GRAM c&gt;</text:span></text:p>
      <text:p text:style-name="P15">nbDEF det å fornye eller sette i stand noe gammelt, f.eks. en bolig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orrestimmie &lt;GRAM c&gt;; &lt;STE&gt; dåvveme/davvome, bueriedimmie, bueriemdimmie</text:span></text:p>
      <text:p text:style-name="P9">nbDEF mij joem båeries orrestidh jallh dåvvodh</text:p>
      <text:p text:style-name="P5">dwx</text:p>
      <text:p text:style-name="P4"><text:span text:style-name="T1">nb<text:tab/></text:span><text:span text:style-name="T2">ordensregler &lt;GRAM m pl&gt;; &lt;STE&gt; husordensregler</text:span></text:p>
      <text:p text:style-name="P13"><text:span text:style-name="T4">nbDEF sett av regler for å opprettholde ro og orden i et visst miljø, f.eks. på en arbeidsplass, en skole eller i et borettslag</text:span></text:p>
      <text:p text:style-name="P15">nbMRKN Husordensregler inneholder regler om ro, bruk av fellesrom, trappevask, lufting av tøy osv. i leiegård, borettslag e.l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øørneme-njoelkedassh &lt;GRAM m pl&gt;; &lt;STE&gt; gåetien njoelkedassh</text:span></text:p>
      <text:p text:style-name="P15">nbDEF njoelkedassh mah edtjieh øørnemem jih raeffiem moeneme byjresisnie vaarjelidh, v.g. barkoesijjesne, skovlesne jallh årromereaktahsijtesne</text:p>
      <text:p text:style-name="P15">nbMRKN Gåetienjoelkedassine leah njoelkedassh guktie årrodh, guktie ektietjiehtjelh utnedh, traahpah bissedh, gaarvoeh gajhkedidh j.n.v. leejjjemegåetesne, årromereaktasijtesne j.n.</text:p>
      <text:p text:style-name="P8"/>
      <text:p text:style-name="P5"><text:soft-page-break/>gmb</text:p>
      <text:p text:style-name="P4"><text:span text:style-name="T1">nb<text:tab/></text:span><text:span text:style-name="T2">overdragelse &lt;GRAM m&gt;; &lt;SY&gt; transport &lt;GRAM m&gt;</text:span></text:p>
      <text:p text:style-name="P15">nbDEF det å overføre noe til en ny eier</text:p>
      <text:p text:style-name="P13"><text:span text:style-name="T4">nbMRKN Overdragelser brukes oftest i forbindelse med dokumenter, eiendommer eller fordringer (krav).</text:span>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tjeevehtimmie (Uten vederlag, AJ) &lt;GRAM m&gt;; &lt;SY&gt; saehteme &lt;GRAM m&gt;</text:span></text:p>
      <text:p text:style-name="P15">nbDEF orre aajhteren gietide vedtedh</text:p>
      <text:p text:style-name="P15">nbMRKN Tjeevehtiemmieh eeremi utnesovveme gosse tjaatsegh, jåarth jallh vuertemh (kriebpesjimmieh) gietedalledh. <text:s/></text:p>
      <text:p text:style-name="P8"/>
      <text:p text:style-name="P5">gmc</text:p>
      <text:p text:style-name="P4"><text:span text:style-name="T1">nb<text:tab/></text:span><text:span text:style-name="T2">overdragelsesdokument &lt;GRAM n&gt;; &lt;STE&gt; dokument</text:span></text:p>
      <text:p text:style-name="P15">nbDEF skriftlig bevis på at man overfører noe, f.eks. en eiendom, til en annen; jf. skjøte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tjeevehtimmie-tjaatsege &lt;GRAM n&gt;; &lt;STE&gt; tjaatsege, tjaalege, låhkoe</text:span></text:p>
      <text:p text:style-name="P7"><text:span text:style-name="T4">nbDEF tjaaleldh vihnesjimmiem mij joem lea tjeevehtamme, v.g. jåartem mubpien gietide: vd. eekeprievie</text:span></text:p>
      <text:p text:style-name="P5">gom</text:p>
      <text:p text:style-name="P4"><text:span text:style-name="T1">nb<text:tab/></text:span><text:span text:style-name="T2">pantobligasjon &lt;GRAM m&gt;; &lt;STE&gt; obligasjon</text:span></text:p>
      <text:p text:style-name="P15">nbDEF obligasjon der det som sikkerhet stilles pant i fast eiendom eller løsøre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paanhtemeobligasjovne/ &lt;GRAM m&gt;; &lt;STE&gt; obligasjovne</text:span></text:p>
      <text:p text:style-name="P9">nbDEF obligasjovne gusnie gaevnieh, daeverh tjirkemine laajkose</text:p>
      <text:p text:style-name="P5"><text:soft-page-break/>gpp</text:p>
      <text:p text:style-name="P4"><text:span text:style-name="T1">nb<text:tab/></text:span><text:span text:style-name="T2">partialobligasjon &lt;GRAM m&gt;; &lt;STE&gt; obligasjon</text:span></text:p>
      <text:p text:style-name="P15">nbDEF delobligasjon med likestilt prioritet som andre delobligasjoner i samme pant; jf. andelsobligasjon</text:p>
      <text:p text:style-name="P15">nbMRKN Partialobligasjoner er ofte utstedt på grunnlag av en fellesobligasjon (hovedobligasjon) med pant i fast eiendom.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partiaaleobligasjovne/bielie-/biehkie- &lt;GRAM m&gt;; &lt;STE&gt; obligasjovne</text:span></text:p>
      <text:p text:style-name="P15">nbDEF bielieobligasjovne mij lea seamma vihkeles goh jeatjah bielieobligasjovnh seamma tjirkemisnie; vd. åesieobligasjovne</text:p>
      <text:p text:style-name="P7"><text:span text:style-name="T4">nbMRKN Siejhme partiaaleobligasjovnem ektieobligasjovneste (åejvieobligasjovneste) tjaeledh, jih jåarte-eekesne tjirkedh.</text:span></text:p>
      <text:p text:style-name="P5">gqx</text:p>
      <text:p text:style-name="P4"><text:span text:style-name="T1">nb<text:tab/></text:span><text:span text:style-name="T2">pensjonat &lt;GRAM n&gt;</text:span></text:p>
      <text:p text:style-name="P15">nbDEF sted der en kan få kost og losji for lengre eller kortere perioder mot betaling</text:p>
      <text:p text:style-name="P4"><text:span text:style-name="T1">klass<text:tab/></text:span><text:span text:style-name="T3">bolig sosial</text:span></text:p>
      <text:p text:style-name="P4"><text:span text:style-name="T9">smi →<text:tab/></text:span><text:span text:style-name="T6">tjietjeregåetie/gjestgiveri, muntl. Tyko Åhrén</text:span><text:span text:style-name="T2"> &lt;GRAM n&gt;</text:span></text:p>
      <text:p text:style-name="P9">nbDEF sijjie gusnie åådtje årrodh jih byøpmedidh maaksoen åvteste, åenehks jallh guhkebe boelhketjem.</text:p>
      <text:p text:style-name="P5">gwu</text:p>
      <text:p text:style-name="P4"><text:span text:style-name="T1">nb<text:tab/></text:span><text:span text:style-name="T2">portner &lt;GRAM m&gt;</text:span></text:p>
      <text:p text:style-name="P15">nbDEF person som holder vakt ved en port, særlig i leie- eller forretningsgårder; jf. vaktmester</text:p>
      <text:p text:style-name="P15">nbMRKN Portnere er ikke særlig vanlig i dag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geehtije &lt;GRAM m&gt;</text:span></text:p>
      <text:p text:style-name="P15">nbDEF almetje man barkoe lea oksem geehtedh, eeremasth leejjeme- jallh båarkarimmiegåetesne; vd. dåvvoehtæjja</text:p>
      <text:p text:style-name="P15">nbMRKN Gåetiegeehtijh eah vielie man siejhme</text:p>
      <text:p text:style-name="P8"/>
      <text:p text:style-name="P5"><text:soft-page-break/>gwx</text:p>
      <text:p text:style-name="P4"><text:span text:style-name="T1">nb<text:tab/></text:span><text:span text:style-name="T2">portrom &lt;GRAM n&gt;</text:span></text:p>
      <text:p text:style-name="P15">nbDEF overbygd gjennomkjørsel til gårdsplass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oksestahke &lt;GRAM n&gt; kåava</text:span></text:p>
      <text:p text:style-name="P9">nbDEF reehpiem geajnoen bijjelen, maahta sjåljose tjirrehtidh vuejien</text:p>
      <text:p text:style-name="P5">gze</text:p>
      <text:p text:style-name="P4"><text:span text:style-name="T1">nb<text:tab/></text:span><text:span text:style-name="T2">prisreguleringsklausul &lt;GRAM m&gt;; &lt;STE&gt; klausul</text:span></text:p>
      <text:p text:style-name="P13"><text:span text:style-name="T4">nbDEF bestemmelse som sier at et pristilbud (anbud) kan justeres dersom prisen på varen eller tjenesten stiger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åasatjoehpestimmie-faaleldahkem &lt;GRAM m&gt; (klausul, bestemmelse)</text:span></text:p>
      <text:p text:style-name="P9">nbDEF njoelkedasse mij jeahta (åasam) faaleldahkem maahta jeatjahtovvedh/tjoehpestidh/sjiehtedidh jis daeveren jallh barkoen maaksoe <text:s/></text:p>
      <text:p text:style-name="P5">knr</text:p>
      <text:p text:style-name="P4"><text:span text:style-name="T1">nb<text:tab/></text:span><text:span text:style-name="T2">prosjekt &lt;GRAM n&gt;</text:span></text:p>
      <text:p text:style-name="P15">nbDEF plan over et arbeid som er planlagt gjennomført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provsjeekte &lt;GRAM n&gt; soejkesje</text:span></text:p>
      <text:p text:style-name="P9">nbDEF rååresjimmieh guktie soejkesjem tjirrehtidh/ barkoem darjodh.</text:p>
      <text:p text:style-name="P5">hba</text:p>
      <text:p text:style-name="P4"><text:span text:style-name="T1">nb<text:tab/></text:span><text:span text:style-name="T2">prosjektbeskrivelse &lt;GRAM m&gt;</text:span></text:p>
      <text:p text:style-name="P13"><text:span text:style-name="T4">nbDEF beskrivelse av hvordan et prosjekt skal gjennomføres; jf. byggebeskrivelse</text:span></text:p>
      <text:p text:style-name="P4"><text:span text:style-name="T1">klass<text:tab/></text:span><text:span text:style-name="T3">bolig</text:span></text:p>
      <text:p text:style-name="P7"><text:span text:style-name="T9">smi →<text:tab/></text:span><text:span text:style-name="T7">provsjeektebuerkiestimmieh/bihkedimmieh </text:span><text:span text:style-name="T2">&lt;GRAM m&gt;</text:span></text:p>
      <text:p text:style-name="P9">nbDEF buerkiestimmieh guktie provsjeektem tjirrehtidh; vd. bigkemebuerkiestimmieh</text:p>
      <text:p text:style-name="P5"><text:soft-page-break/>hhw</text:p>
      <text:p text:style-name="P4"><text:span text:style-name="T1">nb<text:tab/></text:span><text:span text:style-name="T2">reguleringsplan &lt;GRAM m&gt;; &lt;STE&gt; plan</text:span></text:p>
      <text:p text:style-name="P13"><text:span text:style-name="T4">nbDEF detaljert kommunalt kart som fastsetter vilkårene for arealbruk og bebyggelse innenfor nærmere avgrensede områder; jf. generalplan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7">jeatjahtimmie-soejkesje</text:span><text:span text:style-name="T2">&lt;GRAM m&gt;; &lt;STE&gt; soejkesje </text:span></text:p>
      <text:p text:style-name="P7"><text:span text:style-name="T4">nbDEF tjielten kaarhte mij tjierteste guktie åådtje dajvem utnedh jih guktie bigkedh vihtiestamme raasti sijsbielesne; vd. åejviesoejkesje/dieves- </text:span></text:p>
      <text:p text:style-name="P10"/>
      <text:p text:style-name="P8"/>
      <text:p text:style-name="P5">hiq</text:p>
      <text:p text:style-name="P4"><text:span text:style-name="T1">nb<text:tab/></text:span><text:span text:style-name="T2">rekkehus &lt;GRAM n&gt;</text:span></text:p>
      <text:p text:style-name="P15">nbDEF sammenkoplede like bolighus i en rekke; jf. vertikaldelt bolig</text:p>
      <text:p text:style-name="P15">nbMRKN Rekkene kan være jevne, eller husene kan være forskjøvet horisontalt i forhold til hverandre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-raajtere &lt;GRAM n&gt;</text:span></text:p>
      <text:p text:style-name="P15">nbDEF sammenkoplede like bolighus i en rekke; jf. vertikaldelt bolig</text:p>
      <text:p text:style-name="P15">nbMRKN Rekkene kan være jevne, eller husene kan være forskjøvet horisontalt i forhold til hverandre.</text:p>
      <text:p text:style-name="P8"/>
      <text:p text:style-name="P5">kse</text:p>
      <text:p text:style-name="P4"><text:span text:style-name="T1">nb<text:tab/></text:span><text:span text:style-name="T2">renovasjon &lt;GRAM m&gt;</text:span></text:p>
      <text:p text:style-name="P13"><text:span text:style-name="T4">nbDEF innsamling, kjøring og behandling av avfall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tsumhtsie-øørnege &lt;GRAM m&gt;</text:span></text:p>
      <text:p text:style-name="P9">nbDEF innsamling, kjøring og behandling av avfall</text:p>
      <text:p text:style-name="P5"><text:soft-page-break/>jua</text:p>
      <text:p text:style-name="P4"><text:span text:style-name="T1">nb<text:tab/></text:span><text:span text:style-name="T2">reparasjon &lt;GRAM m&gt;</text:span></text:p>
      <text:p text:style-name="P15">nbDEF arbeid for å sette i stand ting som er gått i stykk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dåvvodh &lt;GRAM m&gt;</text:span></text:p>
      <text:p text:style-name="P13"><text:span text:style-name="T4">nbDEF barkodh skilkehtamme aath dåvvodh</text:span></text:p>
      <text:p text:style-name="P8"/>
      <text:p text:style-name="P5">hsl</text:p>
      <text:p text:style-name="P4"><text:span text:style-name="T1">nb<text:tab/></text:span><text:span text:style-name="T2">sameie &lt;GRAM n&gt;</text:span></text:p>
      <text:p text:style-name="P15">nbDEF det at noe eies i fellesskap; jf. boligsameie</text:p>
      <text:p text:style-name="P4"><text:span text:style-name="T1">klass<text:tab/></text:span><text:span text:style-name="T3">bolig finans jur</text:span></text:p>
      <text:p text:style-name="P4"><text:span text:style-name="T9">smi →<text:tab/></text:span><text:span text:style-name="T2">ektie-eeke &lt;GRAM n&gt;</text:span></text:p>
      <text:p text:style-name="P9">nbDEF mij joem ektesne eekedh; vd. gåetiem ektesne eekedh, gåetie-ektie-eekem</text:p>
      <text:p text:style-name="P5">hso</text:p>
      <text:p text:style-name="P4"><text:span text:style-name="T1">nb<text:tab/></text:span><text:span text:style-name="T2">sameiemøte &lt;GRAM n&gt;</text:span></text:p>
      <text:p text:style-name="P13"><text:span text:style-name="T4">nbDEF øverste organ i et sameie for eiere av selveierleiligheter</text:span></text:p>
      <text:p text:style-name="P15">nbMRKN Sameiemøtet fastsetter vedtekter og velger styre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ektie-eeke tjåahkoe &lt;GRAM n&gt;</text:span></text:p>
      <text:p text:style-name="P15">nbDEF øverste organ i et sameie for eiere av selveierleiligheter</text:p>
      <text:p text:style-name="P13"><text:span text:style-name="T4">nbMRKN Sameiemøtet fastsetter vedtekter og velger styre.</text:span></text:p>
      <text:p text:style-name="P8"/>
      <text:p text:style-name="P5"><text:soft-page-break/>hsp</text:p>
      <text:p text:style-name="P4"><text:span text:style-name="T1">nb<text:tab/></text:span><text:span text:style-name="T2">sameiepart &lt;GRAM m&gt;; &lt;SY&gt; sameieandel &lt;GRAM m&gt;</text:span></text:p>
      <text:p text:style-name="P15">nbDEF andel av en bygning som et medlem av et boligsameie eier; jf. eierseksjon, selveierleilighet</text:p>
      <text:p text:style-name="P15">nbMRKN Sameieparten gir ikke enerett til bruk av noen bestemt leilighet, og har ikke eget seksjonsnummer i grunnboken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ektie-eeke bielie &lt;GRAM m&gt;; &lt;SY&gt; ektie-eeke åesiem &lt;GRAM m&gt;</text:span></text:p>
      <text:p text:style-name="P15">nbDEF andel av en bygning som et medlem av et boligsameie eier; jf. eierseksjon, selveierleilighet</text:p>
      <text:p text:style-name="P13"><text:span text:style-name="T4">nbMRKN Sameieparten gir ikke enerett til bruk av noen bestemt leilighet, og har ikke eget seksjonsnummer i grunnboken.</text:span></text:p>
      <text:p text:style-name="P8"/>
      <text:p text:style-name="P5">hsq</text:p>
      <text:p text:style-name="P4"><text:span text:style-name="T1">nb<text:tab/></text:span><text:span text:style-name="T2">sameier &lt;GRAM m&gt;</text:span></text:p>
      <text:p text:style-name="P15">nbDEF medlem av et sameie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ektie-aajhtere &lt;GRAM m&gt;</text:span></text:p>
      <text:p text:style-name="P9">nbDEF medlem av et sameie</text:p>
      <text:p text:style-name="P5">huk</text:p>
      <text:p text:style-name="P4"><text:span text:style-name="T1">nb<text:tab/></text:span><text:span text:style-name="T2">seksjonere &lt;GRAM v&gt;</text:span></text:p>
      <text:p text:style-name="P15">nbDEF 1: inndele noe i mindre deler eller seksjoner</text:p>
      <text:p text:style-name="P13"><text:span text:style-name="T4">nbDEF 2: ved bolig: inndele i mindre eierleiligheter eller eierseksjoner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tjoehpestidh, juekedh &lt;GRAM v&gt;</text:span></text:p>
      <text:p text:style-name="P15">nbDEF 1: inndele noe i mindre deler eller seksjoner</text:p>
      <text:p text:style-name="P15">nbDEF 2: ved bolig: inndele i mindre eierleiligheter eller eierseksjoner</text:p>
      <text:p text:style-name="P8"/>
      <text:p text:style-name="P5"><text:soft-page-break/>hun</text:p>
      <text:p text:style-name="P4"><text:span text:style-name="T1">nb<text:tab/></text:span><text:span text:style-name="T2">seksjonsnummer &lt;GRAM n&gt;</text:span></text:p>
      <text:p text:style-name="P13"><text:span text:style-name="T4">nbDEF nummer i grunnboken på del av fast eiendom som er seksjonert; jf. eierseksjon, seksjonering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joekehtasse-nommere &lt;GRAM n&gt;</text:span></text:p>
      <text:p text:style-name="P15">nbDEF nummer i grunnboken på del av fast eiendom som er seksjonert; jf. eierseksjon, seksjonering</text:p>
      <text:p text:style-name="P8"/>
      <text:p text:style-name="P5">huw</text:p>
      <text:p text:style-name="P4"><text:span text:style-name="T1">nb<text:tab/></text:span><text:span text:style-name="T2">Selskapet for innvandrer- og flyktningeboliger; &lt;SY&gt; SIFBO; &lt;STE&gt; FLYBO; &lt;STE&gt; SIBO</text:span></text:p>
      <text:p text:style-name="P15">nbDEF selskap som hjalp innvandrere og flyktninger med bolig</text:p>
      <text:p text:style-name="P15">nbMRKN SIFBO var en sammenslåing av tidligere FLYBO og SIBO. Det er nå nedlagt.</text:p>
      <text:p text:style-name="P4"><text:span text:style-name="T1">klass<text:tab/></text:span><text:span text:style-name="T3">admin bolig innvpol</text:span></text:p>
      <text:p text:style-name="P4"><text:span text:style-name="T9">smi →<text:tab/></text:span><text:span text:style-name="T2">Sijsjuhtije- jih baateræjjagåetiej tjierte; &lt;SY&gt; SIFBO; &lt;STE&gt; FLYBO; &lt;STE&gt; SIBO</text:span></text:p>
      <text:p text:style-name="P15">nbDEF selskap som hjalp innvandrere og flyktninger med bolig</text:p>
      <text:p text:style-name="P9">nbMRKN SIFBO var en sammenslåing av tidligere FLYBO og SIBO. Det er nå nedlagt.</text:p>
      <text:p text:style-name="P5">hvd</text:p>
      <text:p text:style-name="P4"><text:span text:style-name="T1">nb<text:tab/></text:span><text:span text:style-name="T2">selveier &lt;GRAM m&gt;</text:span></text:p>
      <text:p text:style-name="P15">nbDEF i forbindelse med bolig: en som eier en selveierbolig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heajmeneburrie &lt;GRAM m&gt;</text:span></text:p>
      <text:p text:style-name="P15">nbDEF i forbindelse med bolig: en som eier en selveierbolig</text:p>
      <text:p text:style-name="P8"/>
      <text:p text:style-name="P5">hve</text:p>
      <text:p text:style-name="P4"><text:span text:style-name="T1">nb<text:tab/></text:span><text:span text:style-name="T2">selveierbolig &lt;GRAM m&gt;; &lt;SY&gt; eierbolig &lt;GRAM m&gt;; &lt;STE&gt; bolig</text:span></text:p>
      <text:p text:style-name="P15">nbDEF bolig som en har eiendomsrett ov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heajmeneburrie-gåetie &lt;GRAM m&gt;; &lt;SY&gt; jijtjegåetie &lt;GRAM m&gt;; &lt;STE&gt; gåetie</text:span></text:p>
      <text:p text:style-name="P9">nbDEF gåetiem mij jijtse eekine</text:p>
      <text:p text:style-name="P5"><text:soft-page-break/>hvf</text:p>
      <text:p text:style-name="P4"><text:span text:style-name="T1">nb<text:tab/></text:span><text:span text:style-name="T2">selveierleilighet &lt;GRAM c&gt;; &lt;SY&gt; eierleilighet &lt;GRAM c&gt;; &lt;STE&gt; leilighet</text:span></text:p>
      <text:p text:style-name="P15">nbDEF leilighet i bygning som er seksjonert, slik at hver leilighet (seksjon) utgjør en eiendom for seg; jf. eiendom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heajmeneburrie-gåetieluhpie &lt;GRAM c&gt;; &lt;SY&gt; gåetieluhpiem eekedh &lt;GRAM c&gt;; &lt;STE&gt; gåetieluhpie</text:span></text:p>
      <text:p text:style-name="P15">nbDEF leilighet i bygning som er seksjonert, slik at hver leilighet (seksjon) utgjør en eiendom for seg; jf. eiendom</text:p>
      <text:p text:style-name="P8"/>
      <text:p text:style-name="P5">hwj</text:p>
      <text:p text:style-name="P4"><text:span text:style-name="T1">nb<text:tab/></text:span><text:span text:style-name="T2">sentraloppvarming &lt;GRAM c&gt;; &lt;SY&gt; sentralfyring &lt;GRAM c&gt;</text:span></text:p>
      <text:p text:style-name="P15">nbDEF oppvarming med et system der flere rom, etasjer eller hus varmes opp med vann eller luft som transporteres fra samme varmeanlegg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voerngesbaahke &lt;GRAM c&gt;; &lt;SY&gt; voernges baahkedimmie &lt;GRAM c&gt;</text:span></text:p>
      <text:p text:style-name="P13"><text:span text:style-name="T4">nbDEF oppvarming med et system der flere rom, etasjer eller hus varmes opp med vann eller luft som transporteres fra samme varmeanlegg</text:span></text:p>
      <text:p text:style-name="P8"/>
      <text:p text:style-name="P5">idz</text:p>
      <text:p text:style-name="P4"><text:span text:style-name="T1">nb<text:tab/></text:span><text:span text:style-name="T2">skjøte &lt;GRAM n&gt;</text:span></text:p>
      <text:p text:style-name="P15">nbDEF dokument som utstedes ved salg av fast eiendom, og som beviser at eiendommen er overført (overdradd) til kjøperen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eekeprievie &lt;GRAM n&gt;</text:span></text:p>
      <text:p text:style-name="P15">nbDEF dokument som utstedes ved salg av fast eiendom, og som beviser at eiendommen er overført (overdradd) til kjøperen</text:p>
      <text:p text:style-name="P8"/>
      <text:p text:style-name="P5"><text:soft-page-break/>igt</text:p>
      <text:p text:style-name="P4"><text:span text:style-name="T1">nb<text:tab/></text:span><text:span text:style-name="T2">slitasje &lt;GRAM m&gt;</text:span></text:p>
      <text:p text:style-name="P15">nbDEF merke etter hard eller langvarig bruk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nipkeme, nipkedh &lt;GRAM m&gt;</text:span></text:p>
      <text:p text:style-name="P9">nbDEF væhtah garres jallh guhkiem utnesovveme</text:p>
      <text:p text:style-name="P5">inb</text:p>
      <text:p text:style-name="P4"><text:span text:style-name="T1">nb<text:tab/></text:span><text:span text:style-name="T2">standard &lt;GRAM m&gt;</text:span></text:p>
      <text:p text:style-name="P15">nbDEF kvalitet eller nivå på noe; jf. boligstandard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tsiehkieh &lt;GRAM m&gt;</text:span></text:p>
      <text:p text:style-name="P15">nbDEF muana man buerie jallh magkarinie daltesisnie lea; vd. årrometsiehkieh</text:p>
      <text:p text:style-name="P8"/>
      <text:p text:style-name="P5">iql</text:p>
      <text:p text:style-name="P4"><text:span text:style-name="T1">nb<text:tab/></text:span><text:span text:style-name="T2">stipulere &lt;GRAM v&gt;</text:span></text:p>
      <text:p text:style-name="P15">nbDEF fastsette et foreløpig overslag over kostnadene på noe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moenedidh, ryøknedidh &lt;GRAM v&gt;</text:span></text:p>
      <text:p text:style-name="P9">nbDEF fastsette et foreløpig overslag over kostnadene på noe</text:p>
      <text:p text:style-name="P5">jbi</text:p>
      <text:p text:style-name="P4"><text:span text:style-name="T1">nb<text:tab/></text:span><text:span text:style-name="T2">takst &lt;GRAM m&gt;</text:span></text:p>
      <text:p text:style-name="P15">nbDEF fastsettelse av verdi</text:p>
      <text:p text:style-name="P13"><text:span text:style-name="T4">nbMRKN Takstene varierer ofte etter konjunkturene.</text:span>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vierhtiem &lt;GRAM m&gt;</text:span></text:p>
      <text:p text:style-name="P15">nbDEF fastsettelse av verdi</text:p>
      <text:p text:style-name="P15">nbMRKN Takstene varierer ofte etter konjunkturene.</text:p>
      <text:p text:style-name="P8"/>
      <text:p text:style-name="P5"><text:soft-page-break/>jbj</text:p>
      <text:p text:style-name="P4"><text:span text:style-name="T1">nb<text:tab/></text:span><text:span text:style-name="T2">takstmann &lt;GRAM m&gt;</text:span></text:p>
      <text:p text:style-name="P15">nbDEF person som fastsetter verdien på noe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vierhtie-ryøknije/giehtjedæjja &lt;GRAM m&gt;</text:span></text:p>
      <text:p text:style-name="P15">nbDEF person som fastsetter verdien på noe</text:p>
      <text:p text:style-name="P8"/>
      <text:p text:style-name="P5">jeh</text:p>
      <text:p text:style-name="P4"><text:span text:style-name="T1">nb<text:tab/></text:span><text:span text:style-name="T2">tettbebyggelse &lt;GRAM m&gt;; &lt;SY&gt; tettbygd strøk &lt;GRAM n&gt;</text:span></text:p>
      <text:p text:style-name="P15">nbDEF område med mange hus som ligger nær hverandre; jf. boområde</text:p>
      <text:p text:style-name="P4"><text:span text:style-name="T1">klass<text:tab/></text:span><text:span text:style-name="T3">bolig trafikk</text:span></text:p>
      <text:p text:style-name="P4"><text:span text:style-name="T9">smi →<text:tab/></text:span><text:span text:style-name="T2">voene &lt;GRAM m&gt;; &lt;SY&gt; sååkehke årromedajve/ dieves- &lt;GRAM n&gt;</text:span></text:p>
      <text:p text:style-name="P15">nbDEF område med mange hus som ligger nær hverandre; jf. boområde</text:p>
      <text:p text:style-name="P8"/>
      <text:p text:style-name="P5">jgx</text:p>
      <text:p text:style-name="P4"><text:span text:style-name="T1">nb<text:tab/></text:span><text:span text:style-name="T2">tinglyse &lt;GRAM v&gt;</text:span></text:p>
      <text:p text:style-name="P15">nbDEF registrere og kunngjøre et dokument for å gjøre det rettsgyldig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bæjhkoehtidh &lt;GRAM v&gt;</text:span></text:p>
      <text:p text:style-name="P13"><text:span text:style-name="T4">nbDEF registrere og kunngjøre et dokument for å gjøre det rettsgyldig</text:span></text:p>
      <text:p text:style-name="P8"/>
      <text:p text:style-name="P5">jhd</text:p>
      <text:p text:style-name="P4"><text:span text:style-name="T1">nb<text:tab/></text:span><text:span text:style-name="T2">tjenestebolig &lt;GRAM m&gt;; &lt;STE&gt; tjenesteleilighet; &lt;STE&gt; bolig; &lt;STE&gt; leilighet</text:span></text:p>
      <text:p text:style-name="P15">nbDEF bolig som er knyttet til en arbeidsavtale</text:p>
      <text:p text:style-name="P15">nbMRKN En mister retten til å bo i tjenesteboligen dersom arbeidsavtalen opphører.</text:p>
      <text:p text:style-name="P4"><text:span text:style-name="T1">klass<text:tab/></text:span><text:span text:style-name="T3">arbeid bolig</text:span></text:p>
      <text:p text:style-name="P4"><text:span text:style-name="T9">smi →<text:tab/></text:span><text:span text:style-name="T2">barkoe-gåetie/- veasoe &lt;GRAM m&gt;; &lt;STE&gt; barkoe-gåetieluhpie; &lt;STE&gt; gåetie, årromesijjie; &lt;STE&gt; gåetieluhpie</text:span></text:p>
      <text:p text:style-name="P15">nbDEF bolig som er knyttet til en arbeidsavtale</text:p>
      <text:p text:style-name="P15">nbMRKN En mister retten til å bo i tjenesteboligen dersom arbeidsavtalen opphører.</text:p>
      <text:p text:style-name="P8"/>
      <text:p text:style-name="P5"><text:soft-page-break/>jih</text:p>
      <text:p text:style-name="P4"><text:span text:style-name="T1">nb<text:tab/></text:span><text:span text:style-name="T2">tomannsbolig &lt;GRAM m&gt;; &lt;STE&gt; bolig</text:span></text:p>
      <text:p text:style-name="P15">nbDEF bygning med to selvstendige boenheter; jf. rekkehus</text:p>
      <text:p text:style-name="P15">nbMRKN En tomannsbolig kan være horisontaldelt eller vertikaldelt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uektengåetie &lt;GRAM m&gt;; &lt;STE&gt; gåetie, årromesijjie</text:span></text:p>
      <text:p text:style-name="P13"><text:span text:style-name="T4">nbDEF bygning med to selvstendige boenheter; jf. rekkehus</text:span></text:p>
      <text:p text:style-name="P9">nbMRKN En tomannsbolig kan være horisontaldelt eller vertikaldelt.</text:p>
      <text:p text:style-name="P5">jii</text:p>
      <text:p text:style-name="P4"><text:span text:style-name="T1">nb<text:tab/></text:span><text:span text:style-name="T2">tomt &lt;GRAM c&gt;</text:span></text:p>
      <text:p text:style-name="P15">nbDEF grunn der det står, har stått eller skal stå hus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sijjie, jåarte, gåetiesjåljoe &lt;GRAM c&gt;</text:span></text:p>
      <text:p text:style-name="P13"><text:span text:style-name="T4">nbDEF grunn der det står, har stått eller skal stå hus</text:span></text:p>
      <text:p text:style-name="P8"/>
      <text:p text:style-name="P5">jim</text:p>
      <text:p text:style-name="P4"><text:span text:style-name="T1">nb<text:tab/></text:span><text:span text:style-name="T2">tomteverdi &lt;GRAM m&gt;; &lt;STE&gt; verdi</text:span></text:p>
      <text:p text:style-name="P15">nbDEF antatt verdi ved salg av tomt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gåetiesijjen vierhtie &lt;GRAM m&gt;; &lt;STE&gt; verdi</text:span></text:p>
      <text:p text:style-name="P9">nbDEF antatt verdi ved salg av tomt</text:p>
      <text:p text:style-name="P5">jkg</text:p>
      <text:p text:style-name="P4"><text:span text:style-name="T1">nb<text:tab/></text:span><text:span text:style-name="T2">trappevask &lt;GRAM m&gt;</text:span></text:p>
      <text:p text:style-name="P13"><text:span text:style-name="T4">nbDEF vask av trapper og golv i trappeoppganger</text:span></text:p>
      <text:p text:style-name="P15">nbMRKN I hus der flere husstander har felles gang, går trappevask på omgang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traahpabisseme &lt;GRAM m&gt;</text:span></text:p>
      <text:p text:style-name="P15">nbDEF vask av trapper og golv i trappeoppganger</text:p>
      <text:p text:style-name="P13"><text:span text:style-name="T4">nbMRKN I hus der flere husstander har felles gang, går trappevask på omgang.</text:span></text:p>
      <text:p text:style-name="P8"/>
      <text:p text:style-name="P5"><text:soft-page-break/>jlr</text:p>
      <text:p text:style-name="P4"><text:span text:style-name="T1">nb<text:tab/></text:span><text:span text:style-name="T2">trygdebolig &lt;GRAM m&gt;; &lt;STE&gt; trygdeleilighet; &lt;STE&gt; aldersbolig; &lt;STE&gt; eldrebolig; &lt;STE&gt; bolig; &lt;STE&gt; leilighet</text:span></text:p>
      <text:p text:style-name="P15">nbDEF lettstelt bolig, ofte bygd av kommunen, for eldre eller andre trygdede som kan greie seg selv</text:p>
      <text:p text:style-name="P15">nbMRKN Til trygdeboligene hører det ofte med fellesrom og tilbud om hjelp og service dersom det trengs.</text:p>
      <text:p text:style-name="P4"><text:span text:style-name="T1">klass<text:tab/></text:span><text:span text:style-name="T3">bolig trygd</text:span></text:p>
      <text:p text:style-name="P7"><text:span text:style-name="T9">smi →<text:tab/></text:span><text:span text:style-name="T2">tjirkemsegåetie &lt;GRAM m&gt;; &lt;STE&gt; tjirkemse-gåetieluhpie; &lt;STE&gt; voeresh-gåetie; &lt;STE&gt; gåetie, årromesijjie; &lt;STE&gt; gåetieluhpie</text:span></text:p>
      <text:p text:style-name="P5">jnl</text:p>
      <text:p text:style-name="P4"><text:span text:style-name="T1">nb<text:tab/></text:span><text:span text:style-name="T2">tvangsfullbyrdelsesloven &lt;GRAM m&gt;; &lt;STE&gt; lov om tvangsfuldbyrdelse</text:span></text:p>
      <text:p text:style-name="P13"><text:span text:style-name="T4">nbDEF lov av 13 august 1915 nr 7 om tvangsfuldbyrdelse; gir regler for bruk av tvangsmidler, f.eks. for å iverksette en domsavgjørelse og for å kreve inn husleie</text:span></text:p>
      <text:p text:style-name="P4"><text:span text:style-name="T1">klass<text:tab/></text:span><text:span text:style-name="T3">bolig jur</text:span></text:p>
      <text:p text:style-name="P4"><text:span text:style-name="T9">smi →<text:tab/></text:span><text:span text:style-name="T2">tjabrehtimmie-laake &lt;GRAM m&gt;; &lt;STE&gt; laake tjabrehten illedh</text:span></text:p>
      <text:p text:style-name="P7"><text:span text:style-name="T4">nbDEF lov av 13 august 1915 nr 7 om tvangsfuldbyrdelse; gir regler for bruk av tvangsmidler, f.eks. for å iverksette en domsavgjørelse og for å kreve inn husleie</text:span></text:p>
      <text:p text:style-name="P5">jpa</text:p>
      <text:p text:style-name="P4"><text:span text:style-name="T1">nb<text:tab/></text:span><text:span text:style-name="T2">ubeboelig &lt;GRAM adj&gt;</text:span></text:p>
      <text:p text:style-name="P15">nbDEF om hus: som ingen kan bruke som bolig; jf. kondemnert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ij vyøseldh &lt;GRAM adj&gt;</text:span></text:p>
      <text:p text:style-name="P7"><text:span text:style-name="T4">nbDEF om hus: som ingen kan bruke som bolig; jf. kondemnert</text:span></text:p>
      <text:p text:style-name="P5">jud</text:p>
      <text:p text:style-name="P4"><text:span text:style-name="T1">nb<text:tab/></text:span><text:span text:style-name="T2">utbedringslån &lt;GRAM n&gt;; &lt;STE&gt; lån</text:span></text:p>
      <text:p text:style-name="P15">nbDEF behovsprøvd lån fra Husbanken til utbedring av eldre bolig</text:p>
      <text:p text:style-name="P4"><text:span text:style-name="T1">klass<text:tab/></text:span><text:span text:style-name="T3">bolig finans</text:span></text:p>
      <text:p text:style-name="P4"><text:span text:style-name="T9">smi →<text:tab/></text:span><text:span text:style-name="T2">orrestimmie-laajkoem/ laajkoem bueriedæmman &lt;GRAM n&gt;; &lt;STE&gt; laajkoe</text:span></text:p>
      <text:p text:style-name="P7"><text:span text:style-name="T4">nbDEF behovsprøvd lån fra Husbanken til utbedring av eldre bolig</text:span></text:p>
      <text:p text:style-name="P5"><text:soft-page-break/>jue</text:p>
      <text:p text:style-name="P4"><text:span text:style-name="T1">nb<text:tab/></text:span><text:span text:style-name="T2">utbedringsplan &lt;GRAM m&gt;; &lt;STE&gt; plan</text:span></text:p>
      <text:p text:style-name="P15">nbDEF plan over utbedring av en bolig, som omfatter prosjektbeskrivelse og byggetegninger</text:p>
      <text:p text:style-name="P15">nbMRKN Utbedringsplan legges ved når man søker om utbedringslån fra Husbanken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bueriedimmie-soejkesje &lt;GRAM m&gt;; &lt;STE&gt; soejkesje</text:span></text:p>
      <text:p text:style-name="P15">nbDEF plan over utbedring av en bolig, som omfatter prosjektbeskrivelse og byggetegninger</text:p>
      <text:p text:style-name="P9">nbMRKN Utbedringsplan legges ved når man søker om utbedringslån fra Husbanken</text:p>
      <text:p text:style-name="P5">juf</text:p>
      <text:p text:style-name="P4"><text:span text:style-name="T1">nb<text:tab/></text:span><text:span text:style-name="T2">utbedringstilskudd &lt;GRAM n&gt;; &lt;STE&gt; tilskudd</text:span></text:p>
      <text:p text:style-name="P15">nbDEF behovsprøvd tilskudd fra Husbanken til utbedring av en eldre bolig</text:p>
      <text:p text:style-name="P15">nbMRKN Utbedringstilskudd gis gjennom kommunen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bueriedimmie-dåårjeme &lt;GRAM n&gt;; &lt;STE&gt; dåårjeme</text:span></text:p>
      <text:p text:style-name="P13"><text:span text:style-name="T4">nbDEF behovsprøvd tilskudd fra Husbanken til utbedring av en eldre bolig</text:span></text:p>
      <text:p text:style-name="P9">nbMRKN Utbedringstilskudd gis gjennom kommunen</text:p>
      <text:p text:style-name="P5">jvx</text:p>
      <text:p text:style-name="P4"><text:span text:style-name="T1">nb<text:tab/></text:span><text:span text:style-name="T2">utkastelse &lt;GRAM m&gt;</text:span></text:p>
      <text:p text:style-name="P15">nbDEF tvangsflytting av leieboer som nekter å flytte</text:p>
      <text:p text:style-name="P4"><text:span text:style-name="T1">klass<text:tab/></text:span><text:span text:style-name="T3">bolig sosial</text:span></text:p>
      <text:p text:style-name="P4"><text:span text:style-name="T9">smi →<text:tab/></text:span><text:span text:style-name="T2">beelhkesovvedh &lt;GRAM m&gt;</text:span></text:p>
      <text:p text:style-name="P15">nbDEF tvangsflytting av leieboer som nekter å flytte</text:p>
      <text:p text:style-name="P8"/>
      <text:p text:style-name="P5">jwc</text:p>
      <text:p text:style-name="P4"><text:span text:style-name="T1">nb<text:tab/></text:span><text:span text:style-name="T2">utleie &lt;GRAM c&gt;</text:span></text:p>
      <text:p text:style-name="P15">nbDEF det å låne ut noe eller å stille noe til disposisjon mot betaling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lååjkedidh, lååjkerdidh &lt;GRAM c&gt;</text:span></text:p>
      <text:p text:style-name="P9">nbDEF det å låne ut noe eller å stille noe til disposisjon mot betaling</text:p>
      <text:p text:style-name="P5"><text:soft-page-break/>kqb</text:p>
      <text:p text:style-name="P4"><text:span text:style-name="T1">nb<text:tab/></text:span><text:span text:style-name="T2">utleiebolig &lt;GRAM m&gt;</text:span></text:p>
      <text:p text:style-name="P13"><text:span text:style-name="T4">nbDEF bolig som blir utleid</text:span></text:p>
      <text:p text:style-name="P15">nbMRKN En utleiebolig kan være en enebolig eller en leilighet i en leiegård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lååjkerdimmie-gåetie &lt;GRAM m&gt;</text:span></text:p>
      <text:p text:style-name="P15">nbDEF bolig som blir utleid</text:p>
      <text:p text:style-name="P15">nbMRKN En utleiebolig kan være en enebolig eller en leilighet i en leiegård.</text:p>
      <text:p text:style-name="P8"/>
      <text:p text:style-name="P5">jwe</text:p>
      <text:p text:style-name="P4"><text:span text:style-name="T1">nb<text:tab/></text:span><text:span text:style-name="T2">utleier &lt;GRAM m&gt;</text:span></text:p>
      <text:p text:style-name="P15">nbDEF person eller selskap som leier ut en bolig til andre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lååjkerdæjja &lt;GRAM m&gt;</text:span></text:p>
      <text:p text:style-name="P9">nbDEF person eller selskap som leier ut en bolig til andre</text:p>
      <text:p text:style-name="P5">jyn</text:p>
      <text:p text:style-name="P4"><text:span text:style-name="T1">nb<text:tab/></text:span><text:span text:style-name="T2">utøy &lt;GRAM n&gt;</text:span></text:p>
      <text:p text:style-name="P13"><text:span text:style-name="T4">nbDEF insekter som går på bolig eller mennesker, f.eks. lus, veggedyr, lopper, kakerlakker o.l.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dihkieh, gamhkan &lt;GRAM n&gt;</text:span></text:p>
      <text:p text:style-name="P9">nbDEF insekter som går på bolig eller mennesker, f.eks. lus, veggedyr, lopper, kakerlakker o.l.</text:p>
      <text:p text:style-name="P5">jyu</text:p>
      <text:p text:style-name="P4"><text:span text:style-name="T1">nb<text:tab/></text:span><text:span text:style-name="T2">vaktmester &lt;GRAM m&gt;</text:span></text:p>
      <text:p text:style-name="P13"><text:span text:style-name="T4">nbDEF person som er ansatt for å holde tilsyn med en større bygning, en leiegård eller et anlegg</text:span></text:p>
      <text:p text:style-name="P15">nbMRKN Vaktmesteren kan utføre småreparasjoner, måke snø, klippe gress o.l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gåetiegeehtije &lt;GRAM m&gt;</text:span></text:p>
      <text:p text:style-name="P15">nbDEF person som er ansatt for å holde tilsyn med en større bygning, en leiegård eller et anlegg</text:p>
      <text:p text:style-name="P13"><text:span text:style-name="T4">nbMRKN Vaktmesteren kan utføre småreparasjoner, måke snø, klippe gress o.l.</text:span></text:p>
      <text:p text:style-name="P8"/>
      <text:p text:style-name="P5"><text:soft-page-break/>ksb</text:p>
      <text:p text:style-name="P4"><text:span text:style-name="T1">nb<text:tab/></text:span><text:span text:style-name="T2">vannlås &lt;GRAM m&gt;</text:span></text:p>
      <text:p text:style-name="P15">nbDEF innretning på vasker, klosetter o.l. som hindrer illeluktende gasser fra kloakkrørene i å strømme inn i bygningen</text:p>
      <text:p text:style-name="P15">nbMRKN En leietaker skal på egen bekostning stake opp avløpsrør til egen vannlås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tjaetsie-leeseldahke, -dåmhpa &lt;GRAM m&gt;</text:span></text:p>
      <text:p text:style-name="P15">nbDEF innretning på vasker, klosetter o.l. som hindrer illeluktende gasser fra kloakkrørene i å strømme inn i bygningen</text:p>
      <text:p text:style-name="P15">nbMRKN En leietaker skal på egen bekostning stake opp avløpsrør til egen vannlås.</text:p>
      <text:p text:style-name="P8"/>
      <text:p text:style-name="P5">kaw</text:p>
      <text:p text:style-name="P4"><text:span text:style-name="T1">nb<text:tab/></text:span><text:span text:style-name="T2">varsel &lt;GRAM n&gt;</text:span></text:p>
      <text:p text:style-name="P15">nbDEF beskjed om noe som skal skje</text:p>
      <text:p text:style-name="P15">nbMRKN Varsel skal gis en viss tid på forhånd i forbindelse med f.eks. oppsigelse eller permittering.</text:p>
      <text:p text:style-name="P4"><text:span text:style-name="T1">klass<text:tab/></text:span><text:span text:style-name="T3">arbeid bolig</text:span></text:p>
      <text:p text:style-name="P4"><text:span text:style-name="T9">smi →<text:tab/></text:span><text:span text:style-name="T2">bæjkoehtimmie &lt;GRAM n&gt;</text:span></text:p>
      <text:p text:style-name="P15">nbDEF beskjed om noe som skal skje</text:p>
      <text:p text:style-name="P13"><text:span text:style-name="T4">nbMRKN Varsel skal gis en viss tid på forhånd i forbindelse med f.eks. oppsigelse eller permittering.</text:span></text:p>
      <text:p text:style-name="P8"/>
      <text:p text:style-name="P5">kbm</text:p>
      <text:p text:style-name="P4"><text:span text:style-name="T1">nb<text:tab/></text:span><text:span text:style-name="T2">vedlikehold &lt;GRAM n&gt;</text:span></text:p>
      <text:p text:style-name="P15">nbDEF det å holde noe i stand slik at det ikke blir utslitt, forfaller eller går i stykk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dåvvodh, dovveme &lt;GRAM n&gt;</text:span></text:p>
      <text:p text:style-name="P7"><text:span text:style-name="T4">nbDEF det å holde noe i stand slik at det ikke blir utslitt, forfaller eller går i stykker</text:span></text:p>
      <text:p text:style-name="P5"><text:soft-page-break/>kcc</text:p>
      <text:p text:style-name="P4"><text:span text:style-name="T1">nb<text:tab/></text:span><text:span text:style-name="T2">veggedyr &lt;GRAM n&gt;; &lt;FRTE&gt; veggelus</text:span></text:p>
      <text:p text:style-name="P15">nbDEF blodsugende husinsekt som går på mennesker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dihkieh viedtjesne &lt;GRAM n&gt;</text:span></text:p>
      <text:p text:style-name="P7"><text:span text:style-name="T4">nbDEF blodsugende husinsekt som går på mennesker</text:span></text:p>
      <text:p text:style-name="P5">kdj</text:p>
      <text:p text:style-name="P4"><text:span text:style-name="T1">nb<text:tab/></text:span><text:span text:style-name="T2">ventilasjon &lt;GRAM m&gt;</text:span></text:p>
      <text:p text:style-name="P15">nbDEF utlufting av hus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klodtje &lt;GRAM m&gt;</text:span></text:p>
      <text:p text:style-name="P9">nbDEF utlufting av hus</text:p>
      <text:p text:style-name="P5">key</text:p>
      <text:p text:style-name="P4"><text:span text:style-name="T1">nb<text:tab/></text:span><text:span text:style-name="T2">vertikaldelt bolig &lt;GRAM m&gt;; &lt;STE&gt; bolig</text:span></text:p>
      <text:p text:style-name="P15">nbDEF bolighus som er sammenkoplet med et annet bolighus</text:p>
      <text:p text:style-name="P13"><text:span text:style-name="T4">nbMRKN En vertikaldelt bolig med like boenheter kalles også rekkehus.</text:span>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vertikaldelt bolig &lt;GRAM m&gt;; &lt;STE&gt; bolig</text:span></text:p>
      <text:p text:style-name="P15">nbDEF bolighus som er sammenkoplet med et annet bolighus</text:p>
      <text:p text:style-name="P15">nbMRKN En vertikaldelt bolig med like boenheter kalles også rekkehus.</text:p>
      <text:p text:style-name="P8"/>
      <text:p text:style-name="P5">kgb</text:p>
      <text:p text:style-name="P4"><text:span text:style-name="T1">nb<text:tab/></text:span><text:span text:style-name="T2">villa &lt;GRAM m&gt;</text:span></text:p>
      <text:p text:style-name="P13"><text:span text:style-name="T4">nbDEF stor enebolig, oftest med hage</text:span></text:p>
      <text:p text:style-name="P15">nbMRKN Benevnelsen blir nå sjelden brukt.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stoerre sjieregåetiem &lt;GRAM m&gt;</text:span></text:p>
      <text:p text:style-name="P15">nbDEF stor enebolig, oftest med hage</text:p>
      <text:p text:style-name="P15">nbMRKN Benevnelsen blir nå sjelden brukt.</text:p>
      <text:p text:style-name="P8"/>
      <text:p text:style-name="P5"><text:soft-page-break/>kip</text:p>
      <text:p text:style-name="P4"><text:span text:style-name="T1">nb<text:tab/></text:span><text:span text:style-name="T2">våningshus &lt;GRAM n&gt;</text:span></text:p>
      <text:p text:style-name="P15">nbDEF bolighus på en bondegård</text:p>
      <text:p text:style-name="P4"><text:span text:style-name="T1">klass<text:tab/></text:span><text:span text:style-name="T3">bolig</text:span></text:p>
      <text:p text:style-name="P4"><text:span text:style-name="T9">smi →<text:tab/></text:span><text:span text:style-name="T2">laptegåetie &lt;GRAM n&gt;</text:span></text:p>
      <text:p text:style-name="P9">nbDEF bolighus på en bondegård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nb" fo:country="NO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2pt" fo:language="nb" fo:country="NO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fo:margin-top="0cm" fo:margin-bottom="0.212cm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en" fo:country="GB" style:font-size-asian="10pt"/>
    </style:style>
    <style:style style:name="Standardskrift_20_for_20_avsnitt" style:display-name="Standardskrift for avsnitt" style:family="text"/>
    <style:style style:name="Page_20_Number" style:display-name="Page Number" style:family="text" style:parent-style-name="Standardskrift_20_for_20_avsnit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9.5pt" fo:language="nb" fo:country="NO" fo:font-style="italic" style:font-size-asian="9.5pt" style:font-style-asian="italic" style:font-size-complex="9.5pt"/>
    </style:style>
    <style:style style:name="MT2" style:family="text">
      <style:text-properties fo:font-size="9.5pt" fo:language="nb" fo:country="NO" style:font-size-asian="9.5pt" style:font-size-complex="9.5pt"/>
    </style:style>
    <style:style style:name="MT3" style:family="text">
      <style:text-properties fo:font-size="9.5pt" style:font-size-asian="9.5pt" style:font-size-complex="9.5pt"/>
    </style:style>
    <style:page-layout style:name="Mpm1">
      <style:page-layout-properties fo:page-width="20.999cm" fo:page-height="29.699cm" style:num-format="1" style:print-orientation="portrait" fo:margin-top="1.27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Ordbok for samfunn og helse</text:span><text:span text:style-name="MT2"> – klasse «bolig» – 2004-06-29 – side </text:span><text:span text:style-name="Page_20_Number"><text:span text:style-name="MT3"><text:page-number text:select-page="current">59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cn</dc:title>
    <meta:initial-creator>Ann Christin</meta:initial-creator>
    <meta:creation-date>2004-09-08T12:03:00</meta:creation-date>
    <dc:creator>Ann Christin</dc:creator>
    <dc:date>2005-01-19T13:59:00</dc:date>
    <meta:editing-cycles>144</meta:editing-cycles>
    <meta:editing-duration>PT48H28M00S</meta:editing-duration>
    <meta:document-statistic meta:table-count="0" meta:image-count="0" meta:object-count="0" meta:page-count="59" meta:paragraph-count="1378" meta:word-count="9272" meta:character-count="63631"/>
    <meta:generator>OpenOffice.org/3.0$Unix OpenOffice.org_project/300m9$Build-9358</meta:generator>
  </office:meta>
</office:document-meta>
</file>